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ula2" style:family="table">
      <style:table-properties style:width="17cm" table:align="margins" style:may-break-between-rows="true" table:border-model="collapsing"/>
    </style:style>
    <style:style style:name="Taula2.A" style:family="table-column">
      <style:table-column-properties style:column-width="5.685cm" style:rel-column-width="21912*"/>
    </style:style>
    <style:style style:name="Taula2.B" style:family="table-column">
      <style:table-column-properties style:column-width="11.315cm" style:rel-column-width="43623*"/>
    </style:style>
    <style:style style:name="Taula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2.2" style:family="table-row">
      <style:table-row-properties fo:keep-together="auto"/>
    </style:style>
    <style:style style:name="Taula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2.A12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Servicio" style:family="table">
      <style:table-properties style:width="17cm" table:align="margins" fo:background-color="transparent">
        <style:background-image/>
      </style:table-properties>
    </style:style>
    <style:style style:name="Servicio.A" style:family="table-column">
      <style:table-column-properties style:column-width="5.667cm" style:rel-column-width="21845*"/>
    </style:style>
    <style:style style:name="Servicio.1" style:family="table-row">
      <style:table-row-properties fo:background-color="transparent">
        <style:background-image/>
      </style:table-row-properties>
    </style:style>
    <style:style style:name="Servicio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Servicio.C1" style:family="table-cell">
      <style:table-cell-properties fo:padding="0.049cm" fo:border="0.05pt solid #000000" style:writing-mode="page"/>
    </style:style>
    <style:style style:name="Servicio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ervicio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Delimitadores" style:family="table">
      <style:table-properties style:width="17cm" table:align="margins"/>
    </style:style>
    <style:style style:name="Delimitadores.A" style:family="table-column">
      <style:table-column-properties style:column-width="8.5cm" style:rel-column-width="32767*"/>
    </style:style>
    <style:style style:name="Delimitadores.B" style:family="table-column">
      <style:table-column-properties style:column-width="8.5cm" style:rel-column-width="32768*"/>
    </style:style>
    <style:style style:name="Delimitadore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elimitadore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elimitador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elimitadore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a1" style:family="table">
      <style:table-properties style:width="17cm" table:align="margins" style:may-break-between-rows="true" table:border-model="collapsing"/>
    </style:style>
    <style:style style:name="Taula1.A" style:family="table-column">
      <style:table-column-properties style:column-width="3.388cm" style:rel-column-width="13062*"/>
    </style:style>
    <style:style style:name="Taula1.B" style:family="table-column">
      <style:table-column-properties style:column-width="1.205cm" style:rel-column-width="4644*"/>
    </style:style>
    <style:style style:name="Taula1.C" style:family="table-column">
      <style:table-column-properties style:column-width="3.383cm" style:rel-column-width="13041*"/>
    </style:style>
    <style:style style:name="Taula1.D" style:family="table-column">
      <style:table-column-properties style:column-width="1.804cm" style:rel-column-width="6956*"/>
    </style:style>
    <style:style style:name="Taula1.E" style:family="table-column">
      <style:table-column-properties style:column-width="7.22cm" style:rel-column-width="27832*"/>
    </style:style>
    <style:style style:name="Tau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C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C5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C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C7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C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C9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C10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C11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C1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C1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C1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C15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C1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17" style:family="table-row">
      <style:table-row-properties fo:keep-together="auto"/>
    </style:style>
    <style:style style:name="Taula1.C17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A18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.B18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.C18" style:family="table-cell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.E18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load_5f_transit_5f_unload" style:display-name="load_transit_unload" style:family="table">
      <style:table-properties style:width="17cm" table:align="margins"/>
    </style:style>
    <style:style style:name="load_5f_transit_5f_unload.A" style:display-name="load_transit_unload.A" style:family="table-column">
      <style:table-column-properties style:column-width="2.693cm" style:rel-column-width="10382*"/>
    </style:style>
    <style:style style:name="load_5f_transit_5f_unload.B" style:display-name="load_transit_unload.B" style:family="table-column">
      <style:table-column-properties style:column-width="1.907cm" style:rel-column-width="7351*"/>
    </style:style>
    <style:style style:name="load_5f_transit_5f_unload.C" style:display-name="load_transit_unload.C" style:family="table-column">
      <style:table-column-properties style:column-width="12.4cm" style:rel-column-width="47802*"/>
    </style:style>
    <style:style style:name="load_5f_transit_5f_unload.A1" style:display-name="load_transit_unload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load_5f_transit_5f_unload.B1" style:display-name="load_transit_unload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load_5f_transit_5f_unload.A2" style:display-name="load_transit_unload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load_5f_transit_5f_unload.B2" style:display-name="load_transit_unload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load_5f_transit_5f_unload.A10" style:display-name="load_transit_unload.A10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load_5f_transit_5f_unload.B10" style:display-name="load_transit_unload.B10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load_5f_transit_5f_unload.C10" style:display-name="load_transit_unload.C10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3" style:family="table">
      <style:table-properties style:width="17cm" table:align="margins" style:may-break-between-rows="true" table:border-model="collapsing"/>
    </style:style>
    <style:style style:name="Taula3.A" style:family="table-column">
      <style:table-column-properties style:column-width="2.693cm" style:rel-column-width="10382*"/>
    </style:style>
    <style:style style:name="Taula3.B" style:family="table-column">
      <style:table-column-properties style:column-width="1.907cm" style:rel-column-width="7351*"/>
    </style:style>
    <style:style style:name="Taula3.C" style:family="table-column">
      <style:table-column-properties style:column-width="12.4cm" style:rel-column-width="47802*"/>
    </style:style>
    <style:style style:name="Taula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3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3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3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3.5" style:family="table-row">
      <style:table-row-properties fo:keep-together="auto"/>
    </style:style>
    <style:style style:name="Taula3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3.B5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3.C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4" style:family="table">
      <style:table-properties style:width="17cm" table:align="margins" style:may-break-between-rows="true" table:border-model="collapsing"/>
    </style:style>
    <style:style style:name="Taula4.A" style:family="table-column">
      <style:table-column-properties style:column-width="2.693cm" style:rel-column-width="10382*"/>
    </style:style>
    <style:style style:name="Taula4.B" style:family="table-column">
      <style:table-column-properties style:column-width="1.907cm" style:rel-column-width="7351*"/>
    </style:style>
    <style:style style:name="Taula4.C" style:family="table-column">
      <style:table-column-properties style:column-width="12.4cm" style:rel-column-width="47802*"/>
    </style:style>
    <style:style style:name="Taula4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4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4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4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4.5" style:family="table-row">
      <style:table-row-properties fo:keep-together="auto"/>
    </style:style>
    <style:style style:name="Taula4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4.B5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4.C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5" style:family="table">
      <style:table-properties style:width="17cm" table:align="margins" style:may-break-between-rows="true" table:border-model="collapsing"/>
    </style:style>
    <style:style style:name="Taula5.A" style:family="table-column">
      <style:table-column-properties style:column-width="2.693cm" style:rel-column-width="10382*"/>
    </style:style>
    <style:style style:name="Taula5.B" style:family="table-column">
      <style:table-column-properties style:column-width="1.907cm" style:rel-column-width="7351*"/>
    </style:style>
    <style:style style:name="Taula5.C" style:family="table-column">
      <style:table-column-properties style:column-width="12.4cm" style:rel-column-width="47802*"/>
    </style:style>
    <style:style style:name="Taula5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5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5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5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5.4" style:family="table-row">
      <style:table-row-properties fo:keep-together="auto"/>
    </style:style>
    <style:style style:name="Taula5.A4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5.B4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5.C4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6" style:family="table">
      <style:table-properties style:width="17cm" table:align="margins" style:may-break-between-rows="true" table:border-model="collapsing"/>
    </style:style>
    <style:style style:name="Taula6.A" style:family="table-column">
      <style:table-column-properties style:column-width="2.693cm" style:rel-column-width="10382*"/>
    </style:style>
    <style:style style:name="Taula6.B" style:family="table-column">
      <style:table-column-properties style:column-width="1.907cm" style:rel-column-width="7351*"/>
    </style:style>
    <style:style style:name="Taula6.C" style:family="table-column">
      <style:table-column-properties style:column-width="12.4cm" style:rel-column-width="47802*"/>
    </style:style>
    <style:style style:name="Taula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6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6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6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6.4" style:family="table-row">
      <style:table-row-properties fo:keep-together="auto"/>
    </style:style>
    <style:style style:name="Taula6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6.B6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6.C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7" style:family="table">
      <style:table-properties style:width="17cm" table:align="margins" style:may-break-between-rows="true" table:border-model="collapsing"/>
    </style:style>
    <style:style style:name="Taula7.A" style:family="table-column">
      <style:table-column-properties style:column-width="2.693cm" style:rel-column-width="10382*"/>
    </style:style>
    <style:style style:name="Taula7.B" style:family="table-column">
      <style:table-column-properties style:column-width="1.907cm" style:rel-column-width="7351*"/>
    </style:style>
    <style:style style:name="Taula7.C" style:family="table-column">
      <style:table-column-properties style:column-width="12.4cm" style:rel-column-width="47802*"/>
    </style:style>
    <style:style style:name="Taula7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7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7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7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7.4" style:family="table-row">
      <style:table-row-properties fo:keep-together="auto"/>
    </style:style>
    <style:style style:name="Taula7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7.B6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7.C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8" style:family="table">
      <style:table-properties style:width="17cm" table:align="margins" style:may-break-between-rows="true" table:border-model="collapsing"/>
    </style:style>
    <style:style style:name="Taula8.A" style:family="table-column">
      <style:table-column-properties style:column-width="2.693cm" style:rel-column-width="10382*"/>
    </style:style>
    <style:style style:name="Taula8.B" style:family="table-column">
      <style:table-column-properties style:column-width="1.907cm" style:rel-column-width="7351*"/>
    </style:style>
    <style:style style:name="Taula8.C" style:family="table-column">
      <style:table-column-properties style:column-width="12.4cm" style:rel-column-width="47802*"/>
    </style:style>
    <style:style style:name="Taula8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8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8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8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8.4" style:family="table-row">
      <style:table-row-properties fo:keep-together="auto"/>
    </style:style>
    <style:style style:name="Taula8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8.B6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8.C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9" style:family="table">
      <style:table-properties style:width="17cm" table:align="margins" style:may-break-between-rows="true" table:border-model="collapsing"/>
    </style:style>
    <style:style style:name="Taula9.A" style:family="table-column">
      <style:table-column-properties style:column-width="2.693cm" style:rel-column-width="10382*"/>
    </style:style>
    <style:style style:name="Taula9.B" style:family="table-column">
      <style:table-column-properties style:column-width="1.907cm" style:rel-column-width="7351*"/>
    </style:style>
    <style:style style:name="Taula9.C" style:family="table-column">
      <style:table-column-properties style:column-width="12.4cm" style:rel-column-width="47802*"/>
    </style:style>
    <style:style style:name="Taula9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9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9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9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9.4" style:family="table-row">
      <style:table-row-properties fo:keep-together="auto"/>
    </style:style>
    <style:style style:name="Taula9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9.B5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9.C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0" style:family="table">
      <style:table-properties style:width="17cm" table:align="margins" style:may-break-between-rows="true" table:border-model="collapsing"/>
    </style:style>
    <style:style style:name="Taula10.A" style:family="table-column">
      <style:table-column-properties style:column-width="2.693cm" style:rel-column-width="10382*"/>
    </style:style>
    <style:style style:name="Taula10.B" style:family="table-column">
      <style:table-column-properties style:column-width="1.907cm" style:rel-column-width="7351*"/>
    </style:style>
    <style:style style:name="Taula10.C" style:family="table-column">
      <style:table-column-properties style:column-width="12.4cm" style:rel-column-width="47802*"/>
    </style:style>
    <style:style style:name="Taula10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10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0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0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0.3" style:family="table-row">
      <style:table-row-properties fo:keep-together="auto"/>
    </style:style>
    <style:style style:name="Taula10.A3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0.B3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0.C3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1" style:family="table">
      <style:table-properties style:width="17cm" table:align="margins" style:may-break-between-rows="true" table:border-model="collapsing"/>
    </style:style>
    <style:style style:name="Taula11.A" style:family="table-column">
      <style:table-column-properties style:column-width="2.693cm" style:rel-column-width="10382*"/>
    </style:style>
    <style:style style:name="Taula11.B" style:family="table-column">
      <style:table-column-properties style:column-width="1.907cm" style:rel-column-width="7351*"/>
    </style:style>
    <style:style style:name="Taula11.C" style:family="table-column">
      <style:table-column-properties style:column-width="12.4cm" style:rel-column-width="47802*"/>
    </style:style>
    <style:style style:name="Taula1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1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1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1.4" style:family="table-row">
      <style:table-row-properties fo:keep-together="auto"/>
    </style:style>
    <style:style style:name="Taula11.A7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1.B7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1.C7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2" style:family="table">
      <style:table-properties style:width="17cm" table:align="margins" style:may-break-between-rows="true" table:border-model="collapsing"/>
    </style:style>
    <style:style style:name="Taula12.A" style:family="table-column">
      <style:table-column-properties style:column-width="2.693cm" style:rel-column-width="10382*"/>
    </style:style>
    <style:style style:name="Taula12.B" style:family="table-column">
      <style:table-column-properties style:column-width="1.907cm" style:rel-column-width="7351*"/>
    </style:style>
    <style:style style:name="Taula12.C" style:family="table-column">
      <style:table-column-properties style:column-width="12.4cm" style:rel-column-width="47802*"/>
    </style:style>
    <style:style style:name="Taula1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1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2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2.4" style:family="table-row">
      <style:table-row-properties fo:keep-together="auto"/>
    </style:style>
    <style:style style:name="Taula12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2.B6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2.C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3" style:family="table">
      <style:table-properties style:width="17cm" table:align="margins" style:may-break-between-rows="true" table:border-model="collapsing"/>
    </style:style>
    <style:style style:name="Taula13.A" style:family="table-column">
      <style:table-column-properties style:column-width="2.988cm" style:rel-column-width="11517*"/>
    </style:style>
    <style:style style:name="Taula13.B" style:family="table-column">
      <style:table-column-properties style:column-width="1.609cm" style:rel-column-width="6203*"/>
    </style:style>
    <style:style style:name="Taula13.C" style:family="table-column">
      <style:table-column-properties style:column-width="12.404cm" style:rel-column-width="47815*"/>
    </style:style>
    <style:style style:name="Taula1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13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3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3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3.4" style:family="table-row">
      <style:table-row-properties fo:keep-together="auto"/>
    </style:style>
    <style:style style:name="Taula13.A7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3.B7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3.C7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4" style:family="table">
      <style:table-properties style:width="17cm" table:align="margins" style:may-break-between-rows="true" table:border-model="collapsing"/>
    </style:style>
    <style:style style:name="Taula14.A" style:family="table-column">
      <style:table-column-properties style:column-width="5.389cm" style:rel-column-width="20771*"/>
    </style:style>
    <style:style style:name="Taula14.B" style:family="table-column">
      <style:table-column-properties style:column-width="1.803cm" style:rel-column-width="6950*"/>
    </style:style>
    <style:style style:name="Taula14.C" style:family="table-column">
      <style:table-column-properties style:column-width="9.809cm" style:rel-column-width="37814*"/>
    </style:style>
    <style:style style:name="Taula14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14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4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4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4.4" style:family="table-row">
      <style:table-row-properties fo:keep-together="auto"/>
    </style:style>
    <style:style style:name="Taula14.12" style:family="table-row">
      <style:table-row-properties style:min-row-height="0.561cm" fo:keep-together="auto"/>
    </style:style>
    <style:style style:name="Taula14.A13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4.B13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4.C13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5" style:family="table">
      <style:table-properties style:width="17cm" table:align="margins" style:may-break-between-rows="true" table:border-model="collapsing"/>
    </style:style>
    <style:style style:name="Taula15.A" style:family="table-column">
      <style:table-column-properties style:column-width="2.985cm" style:rel-column-width="11503*"/>
    </style:style>
    <style:style style:name="Taula15.B" style:family="table-column">
      <style:table-column-properties style:column-width="1.801cm" style:rel-column-width="6944*"/>
    </style:style>
    <style:style style:name="Taula15.C" style:family="table-column">
      <style:table-column-properties style:column-width="12.215cm" style:rel-column-width="47088*"/>
    </style:style>
    <style:style style:name="Taula15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15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5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5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5.4" style:family="table-row">
      <style:table-row-properties fo:keep-together="auto"/>
    </style:style>
    <style:style style:name="Taula15.A9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5.B9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5.C9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23" style:family="table">
      <style:table-properties style:width="17cm" table:align="margins" style:may-break-between-rows="true" table:border-model="collapsing"/>
    </style:style>
    <style:style style:name="Taula23.A" style:family="table-column">
      <style:table-column-properties style:column-width="2.985cm" style:rel-column-width="11503*"/>
    </style:style>
    <style:style style:name="Taula23.B" style:family="table-column">
      <style:table-column-properties style:column-width="1.801cm" style:rel-column-width="6944*"/>
    </style:style>
    <style:style style:name="Taula23.C" style:family="table-column">
      <style:table-column-properties style:column-width="12.215cm" style:rel-column-width="47088*"/>
    </style:style>
    <style:style style:name="Taula2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23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23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23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23.4" style:family="table-row">
      <style:table-row-properties fo:keep-together="auto"/>
    </style:style>
    <style:style style:name="Taula23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23.B6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23.C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6" style:family="table">
      <style:table-properties style:width="17cm" table:align="margins" style:may-break-between-rows="true" table:border-model="collapsing"/>
    </style:style>
    <style:style style:name="Taula16.A" style:family="table-column">
      <style:table-column-properties style:column-width="2.985cm" style:rel-column-width="11503*"/>
    </style:style>
    <style:style style:name="Taula16.B" style:family="table-column">
      <style:table-column-properties style:column-width="1.801cm" style:rel-column-width="6944*"/>
    </style:style>
    <style:style style:name="Taula16.C" style:family="table-column">
      <style:table-column-properties style:column-width="12.215cm" style:rel-column-width="47088*"/>
    </style:style>
    <style:style style:name="Taula1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16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6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6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6.4" style:family="table-row">
      <style:table-row-properties fo:keep-together="auto"/>
    </style:style>
    <style:style style:name="Taula16.A14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6.B14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6.C14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7" style:family="table">
      <style:table-properties style:width="17cm" table:align="margins" style:may-break-between-rows="true" table:border-model="collapsing"/>
    </style:style>
    <style:style style:name="Taula17.A" style:family="table-column">
      <style:table-column-properties style:column-width="2.985cm" style:rel-column-width="11503*"/>
    </style:style>
    <style:style style:name="Taula17.B" style:family="table-column">
      <style:table-column-properties style:column-width="1.801cm" style:rel-column-width="6944*"/>
    </style:style>
    <style:style style:name="Taula17.C" style:family="table-column">
      <style:table-column-properties style:column-width="12.215cm" style:rel-column-width="47088*"/>
    </style:style>
    <style:style style:name="Taula17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17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7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7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7.4" style:family="table-row">
      <style:table-row-properties fo:keep-together="auto"/>
    </style:style>
    <style:style style:name="Taula17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7.B5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7.C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8" style:family="table">
      <style:table-properties style:width="17cm" table:align="margins" style:may-break-between-rows="true" table:border-model="collapsing"/>
    </style:style>
    <style:style style:name="Taula18.A" style:family="table-column">
      <style:table-column-properties style:column-width="2.985cm" style:rel-column-width="11503*"/>
    </style:style>
    <style:style style:name="Taula18.B" style:family="table-column">
      <style:table-column-properties style:column-width="1.801cm" style:rel-column-width="6944*"/>
    </style:style>
    <style:style style:name="Taula18.C" style:family="table-column">
      <style:table-column-properties style:column-width="12.215cm" style:rel-column-width="47088*"/>
    </style:style>
    <style:style style:name="Taula18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18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8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8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8.4" style:family="table-row">
      <style:table-row-properties fo:keep-together="auto"/>
    </style:style>
    <style:style style:name="Taula18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8.B5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8.C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9" style:family="table">
      <style:table-properties style:width="17cm" table:align="margins" style:may-break-between-rows="true" table:border-model="collapsing"/>
    </style:style>
    <style:style style:name="Taula19.A" style:family="table-column">
      <style:table-column-properties style:column-width="2.291cm" style:rel-column-width="8833*"/>
    </style:style>
    <style:style style:name="Taula19.B" style:family="table-column">
      <style:table-column-properties style:column-width="2.189cm" style:rel-column-width="8439*"/>
    </style:style>
    <style:style style:name="Taula19.C" style:family="table-column">
      <style:table-column-properties style:column-width="1.706cm" style:rel-column-width="6577*"/>
    </style:style>
    <style:style style:name="Taula19.D" style:family="table-column">
      <style:table-column-properties style:column-width="10.814cm" style:rel-column-width="41686*"/>
    </style:style>
    <style:style style:name="Taula19.1" style:family="table-row">
      <style:table-row-properties fo:keep-together="auto"/>
    </style:style>
    <style:style style:name="Taula19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19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9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9.B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9.C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9.C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9.A14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9.B14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9.C14" style:family="table-cell" style:data-style-name="N1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9.D14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20" style:family="table">
      <style:table-properties style:width="17cm" table:align="margins" style:may-break-between-rows="true" table:border-model="collapsing"/>
    </style:style>
    <style:style style:name="Taula20.A" style:family="table-column">
      <style:table-column-properties style:column-width="2.985cm" style:rel-column-width="11503*"/>
    </style:style>
    <style:style style:name="Taula20.B" style:family="table-column">
      <style:table-column-properties style:column-width="1.801cm" style:rel-column-width="6944*"/>
    </style:style>
    <style:style style:name="Taula20.C" style:family="table-column">
      <style:table-column-properties style:column-width="12.215cm" style:rel-column-width="47088*"/>
    </style:style>
    <style:style style:name="Taula20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20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20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20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20.4" style:family="table-row">
      <style:table-row-properties fo:keep-together="auto"/>
    </style:style>
    <style:style style:name="Taula20.A11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20.B11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20.C11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21" style:family="table">
      <style:table-properties style:width="17cm" table:align="margins" style:may-break-between-rows="true" table:border-model="collapsing"/>
    </style:style>
    <style:style style:name="Taula21.A" style:family="table-column">
      <style:table-column-properties style:column-width="6.276cm" style:rel-column-width="24195*"/>
    </style:style>
    <style:style style:name="Taula21.B" style:family="table-column">
      <style:table-column-properties style:column-width="2.21cm" style:rel-column-width="8520*"/>
    </style:style>
    <style:style style:name="Taula21.C" style:family="table-column">
      <style:table-column-properties style:column-width="8.514cm" style:rel-column-width="32820*"/>
    </style:style>
    <style:style style:name="Taula2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2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2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21.B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21.4" style:family="table-row">
      <style:table-row-properties fo:keep-together="auto"/>
    </style:style>
    <style:style style:name="Taula21.20" style:family="table-row">
      <style:table-row-properties style:min-row-height="0.577cm" fo:keep-together="auto"/>
    </style:style>
    <style:style style:name="Taula21.A24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21.B24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22" style:family="table">
      <style:table-properties style:width="17cm" table:align="margins" style:may-break-between-rows="true" table:border-model="collapsing"/>
    </style:style>
    <style:style style:name="Taula22.A" style:family="table-column">
      <style:table-column-properties style:column-width="3.879cm" style:rel-column-width="14955*"/>
    </style:style>
    <style:style style:name="Taula22.B" style:family="table-column">
      <style:table-column-properties style:column-width="1.222cm" style:rel-column-width="4715*"/>
    </style:style>
    <style:style style:name="Taula22.C" style:family="table-column">
      <style:table-column-properties style:column-width="11.897cm" style:rel-column-width="45865*"/>
    </style:style>
    <style:style style:name="Taula2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2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2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22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22.4" style:family="table-row">
      <style:table-row-properties fo:keep-together="auto"/>
    </style:style>
    <style:style style:name="Taula22.A9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22.B9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22.C9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ubtitle">
      <style:text-properties officeooo:rsid="000e848d" officeooo:paragraph-rsid="000e848d"/>
    </style:style>
    <style:style style:name="P2" style:family="paragraph" style:parent-style-name="Subtitle">
      <style:text-properties officeooo:rsid="000e848d" officeooo:paragraph-rsid="000f4e3e"/>
    </style:style>
    <style:style style:name="P3" style:family="paragraph" style:parent-style-name="Subtitle">
      <style:text-properties officeooo:rsid="00112a77" officeooo:paragraph-rsid="00112a77"/>
    </style:style>
    <style:style style:name="P4" style:family="paragraph" style:parent-style-name="Text_20_body">
      <style:text-properties officeooo:rsid="00112a77" officeooo:paragraph-rsid="00112a77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816c" officeooo:paragraph-rsid="000b81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816c" officeooo:paragraph-rsid="0022b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8c29" officeooo:paragraph-rsid="000c8c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8c29" officeooo:paragraph-rsid="000f4e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8c29" officeooo:paragraph-rsid="00112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8c29" officeooo:paragraph-rsid="00163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8c29" officeooo:paragraph-rsid="00177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8c29" officeooo:paragraph-rsid="001df0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8c29" officeooo:paragraph-rsid="001f2c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8c29" officeooo:paragraph-rsid="002342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4e3e" officeooo:paragraph-rsid="000f4e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2a77" officeooo:paragraph-rsid="00112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2a77" officeooo:paragraph-rsid="00163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2a77" officeooo:paragraph-rsid="00177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2a77" officeooo:paragraph-rsid="001df0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2a77" officeooo:paragraph-rsid="001f2c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2a77" officeooo:paragraph-rsid="00163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3193" officeooo:paragraph-rsid="00163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3193" officeooo:paragraph-rsid="00177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3193" officeooo:paragraph-rsid="001df0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7fff" officeooo:paragraph-rsid="00177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7fff" officeooo:paragraph-rsid="001f2c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03b3" officeooo:paragraph-rsid="001c0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f07d" officeooo:paragraph-rsid="001df0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2c8e" officeooo:paragraph-rsid="001f2c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b5db" officeooo:paragraph-rsid="0022b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3f4af" officeooo:paragraph-rsid="0023f4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58c2" officeooo:paragraph-rsid="002558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76ead" officeooo:paragraph-rsid="00276e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4752" officeooo:paragraph-rsid="002847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4752" officeooo:paragraph-rsid="002847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16c" officeooo:paragraph-rsid="000b81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ans" fo:font-size="12pt" fo:font-style="normal" fo:text-shadow="none" style:text-underline-style="none" fo:font-weight="normal" officeooo:rsid="00112a77" officeooo:paragraph-rsid="00112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ans" fo:font-size="12pt" fo:font-style="normal" fo:text-shadow="none" style:text-underline-style="none" fo:font-weight="normal" officeooo:rsid="00112a77" officeooo:paragraph-rsid="00268f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text-properties officeooo:rsid="000b816c" officeooo:paragraph-rsid="000b816c"/>
    </style:style>
    <style:style style:name="P40" style:family="paragraph" style:parent-style-name="Text_20_body">
      <style:text-properties officeooo:rsid="000b816c" officeooo:paragraph-rsid="000b816c"/>
    </style:style>
    <style:style style:name="P41" style:family="paragraph" style:parent-style-name="Text_20_body">
      <style:text-properties officeooo:rsid="000c8c29" officeooo:paragraph-rsid="000c8c29"/>
    </style:style>
    <style:style style:name="P42" style:family="paragraph" style:parent-style-name="Text_20_body">
      <style:text-properties officeooo:rsid="000f4e3e" officeooo:paragraph-rsid="000f4e3e"/>
    </style:style>
    <style:style style:name="P43" style:family="paragraph" style:parent-style-name="Text_20_body">
      <style:text-properties officeooo:rsid="000f4e3e" officeooo:paragraph-rsid="00112a77"/>
    </style:style>
    <style:style style:name="P44" style:family="paragraph" style:parent-style-name="Text_20_body">
      <style:text-properties officeooo:rsid="000f4e3e" officeooo:paragraph-rsid="0023428e"/>
    </style:style>
    <style:style style:name="P45" style:family="paragraph" style:parent-style-name="Text_20_body">
      <style:text-properties officeooo:rsid="00129288" officeooo:paragraph-rsid="00129288"/>
    </style:style>
    <style:style style:name="P46" style:family="paragraph" style:parent-style-name="Text_20_body">
      <style:text-properties officeooo:rsid="00163193" officeooo:paragraph-rsid="00163193"/>
    </style:style>
    <style:style style:name="P47" style:family="paragraph" style:parent-style-name="Text_20_body">
      <style:text-properties officeooo:rsid="00163193" officeooo:paragraph-rsid="001df07d"/>
    </style:style>
    <style:style style:name="P48" style:family="paragraph" style:parent-style-name="Text_20_body">
      <style:text-properties officeooo:rsid="00177fff" officeooo:paragraph-rsid="00177fff"/>
    </style:style>
    <style:style style:name="P49" style:family="paragraph" style:parent-style-name="Heading_20_3">
      <style:text-properties officeooo:paragraph-rsid="000c8c29"/>
    </style:style>
    <style:style style:name="P50" style:family="paragraph" style:parent-style-name="Heading_20_3">
      <style:text-properties officeooo:paragraph-rsid="000f4e3e"/>
    </style:style>
    <style:style style:name="P51" style:family="paragraph" style:parent-style-name="Heading_20_3">
      <style:text-properties officeooo:paragraph-rsid="00112a77"/>
    </style:style>
    <style:style style:name="P52" style:family="paragraph" style:parent-style-name="Heading_20_3">
      <style:text-properties officeooo:paragraph-rsid="0023428e"/>
    </style:style>
    <style:style style:name="P53" style:family="paragraph" style:parent-style-name="Heading_20_3">
      <style:text-properties officeooo:paragraph-rsid="00163193"/>
    </style:style>
    <style:style style:name="P54" style:family="paragraph" style:parent-style-name="Heading_20_3">
      <style:text-properties officeooo:paragraph-rsid="00177fff"/>
    </style:style>
    <style:style style:name="P55" style:family="paragraph" style:parent-style-name="Heading_20_3">
      <style:text-properties officeooo:paragraph-rsid="001df07d"/>
    </style:style>
    <style:style style:name="P56" style:family="paragraph" style:parent-style-name="Heading_20_3">
      <style:text-properties officeooo:paragraph-rsid="001f2c8e"/>
    </style:style>
    <style:style style:name="P57" style:family="paragraph" style:parent-style-name="Heading_20_3">
      <style:text-properties style:font-name="Liberation Serif" officeooo:paragraph-rsid="001f2c8e"/>
    </style:style>
    <style:style style:name="P58" style:family="paragraph" style:parent-style-name="Subtitle">
      <style:text-properties style:font-name="Liberation Serif" officeooo:paragraph-rsid="002d58f7"/>
    </style:style>
    <style:style style:name="P59" style:family="paragraph" style:parent-style-name="Subtitle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1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2a77" officeooo:paragraph-rsid="002bef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2a77" officeooo:paragraph-rsid="002d5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bef0f" officeooo:paragraph-rsid="002bef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bef0f" officeooo:paragraph-rsid="002d5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15db" officeooo:paragraph-rsid="002d1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15db" officeooo:paragraph-rsid="002d5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15db" officeooo:paragraph-rsid="002d1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58f7" officeooo:paragraph-rsid="002d5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ext_20_body">
      <style:text-properties style:font-name="Liberation Serif"/>
    </style:style>
    <style:style style:name="P69" style:family="paragraph" style:parent-style-name="Text_20_body">
      <style:text-properties style:font-name="Liberation Serif" officeooo:rsid="002bef0f" officeooo:paragraph-rsid="002bef0f"/>
    </style:style>
    <style:style style:name="P70" style:family="paragraph" style:parent-style-name="Text_20_body" style:list-style-name="L1">
      <style:text-properties style:font-name="Liberation Serif" officeooo:rsid="002bef0f" officeooo:paragraph-rsid="002bef0f"/>
    </style:style>
    <style:style style:name="P71" style:family="paragraph" style:parent-style-name="Text_20_body" style:list-style-name="L1">
      <style:text-properties style:font-name="Liberation Serif" officeooo:rsid="002bef0f" officeooo:paragraph-rsid="002d58f7"/>
    </style:style>
    <style:style style:name="P72" style:family="paragraph" style:parent-style-name="Text_20_body">
      <style:text-properties style:font-name="Liberation Serif" officeooo:paragraph-rsid="002d58f7"/>
    </style:style>
    <style:style style:name="P73" style:family="paragraph" style:parent-style-name="Text_20_body">
      <style:text-properties officeooo:rsid="00163193" officeooo:paragraph-rsid="00163193"/>
    </style:style>
    <style:style style:name="P74" style:family="paragraph" style:parent-style-name="Text_20_body">
      <style:text-properties officeooo:rsid="002d58f7" officeooo:paragraph-rsid="002d58f7"/>
    </style:style>
    <style:style style:name="T1" style:family="text">
      <style:text-properties officeooo:rsid="000c8c29"/>
    </style:style>
    <style:style style:name="T2" style:family="text">
      <style:text-properties officeooo:rsid="000f4e3e"/>
    </style:style>
    <style:style style:name="T3" style:family="text">
      <style:text-properties officeooo:rsid="00112a77"/>
    </style:style>
    <style:style style:name="T4" style:family="text">
      <style:text-properties officeooo:rsid="0012ee88"/>
    </style:style>
    <style:style style:name="T5" style:family="text">
      <style:text-properties officeooo:rsid="00148feb"/>
    </style:style>
    <style:style style:name="T6" style:family="text">
      <style:text-properties officeooo:rsid="00163193"/>
    </style:style>
    <style:style style:name="T7" style:family="text">
      <style:text-properties officeooo:rsid="00177fff"/>
    </style:style>
    <style:style style:name="T8" style:family="text">
      <style:text-properties officeooo:rsid="00179e92"/>
    </style:style>
    <style:style style:name="T9" style:family="text">
      <style:text-properties officeooo:rsid="00190f83"/>
    </style:style>
    <style:style style:name="T10" style:family="text">
      <style:text-properties officeooo:rsid="001ae039"/>
    </style:style>
    <style:style style:name="T11" style:family="text">
      <style:text-properties officeooo:rsid="001c03b3"/>
    </style:style>
    <style:style style:name="T12" style:family="text">
      <style:text-properties officeooo:rsid="001df07d"/>
    </style:style>
    <style:style style:name="T13" style:family="text">
      <style:text-properties officeooo:rsid="001f2c8e"/>
    </style:style>
    <style:style style:name="T14" style:family="text">
      <style:text-properties officeooo:rsid="00208421"/>
    </style:style>
    <style:style style:name="T15" style:family="text">
      <style:text-properties officeooo:rsid="0022b5db"/>
    </style:style>
    <style:style style:name="T16" style:family="text">
      <style:text-properties officeooo:rsid="0023428e"/>
    </style:style>
    <style:style style:name="T17" style:family="text">
      <style:text-properties style:text-line-through-style="none" style:text-line-through-type="none" officeooo:rsid="00177fff"/>
    </style:style>
    <style:style style:name="T18" style:family="text">
      <style:text-properties style:text-line-through-style="none" style:text-line-through-type="none" officeooo:rsid="00268f9a"/>
    </style:style>
    <style:style style:name="T19" style:family="text">
      <style:text-properties officeooo:rsid="002b1390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officeooo:rsid="002bef0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tocolo de comunicación con los carros de Singular Logistics.</text:p>
      <text:p text:style-name="P40">El carro, o conjunto de carros, se controlan desde un servidor alojado en el armario eléctrico de la instalación (gateway). Éste ofrece un servicio TCP que permite enviar órdenes a los carros mediante mensajes de texto, responde a estos mensajes y envía actualizaciones asíncronas cuando se actualiza el estado de algún carro o <text:span text:style-name="T8">d</text:span>el circuito.</text:p>
      <text:p text:style-name="Subtitle">Glosario</text:p>
      <table:table table:name="Taula2" table:style-name="Taula2" table:template-name="Simple Grid Columns">
        <table:table-column table:style-name="Taula2.A"/>
        <table:table-column table:style-name="Taula2.B"/>
        <table:table-row>
          <table:table-cell table:style-name="Taula2.A1" office:value-type="string">
            <text:p text:style-name="P5">Término</text:p>
          </table:table-cell>
          <table:table-cell table:style-name="Taula2.A1" office:value-type="string">
            <text:p text:style-name="P5">Descripción</text:p>
          </table:table-cell>
        </table:table-row>
        <table:table-row table:style-name="Taula2.2">
          <table:table-cell table:style-name="Taula2.A2" office:value-type="string">
            <text:p text:style-name="P5">Carro</text:p>
          </table:table-cell>
          <table:table-cell table:style-name="Taula2.A2" office:value-type="string">
            <text:p text:style-name="P5">Elemento móvil del circuito.</text:p>
          </table:table-cell>
        </table:table-row>
        <table:table-row table:style-name="Taula2.2">
          <table:table-cell table:style-name="Taula2.A2" office:value-type="string">
            <text:p text:style-name="P5">Circuito</text:p>
          </table:table-cell>
          <table:table-cell table:style-name="Taula2.A2" office:value-type="string">
            <text:p text:style-name="P5">Conjunto de vías y dispositivos fijos.</text:p>
          </table:table-cell>
        </table:table-row>
        <table:table-row table:style-name="Taula2.2">
          <table:table-cell table:style-name="Taula2.A2" office:value-type="string">
            <text:p text:style-name="P5">Buggy</text:p>
          </table:table-cell>
          <table:table-cell table:style-name="Taula2.A2" office:value-type="string">
            <text:p text:style-name="P5">Parte del carro que se desplaza por la vía.</text:p>
          </table:table-cell>
        </table:table-row>
        <table:table-row table:style-name="Taula2.2">
          <table:table-cell table:style-name="Taula2.A2" office:value-type="string">
            <text:p text:style-name="P5">Hook</text:p>
          </table:table-cell>
          <table:table-cell table:style-name="Taula2.A2" office:value-type="string">
            <text:p text:style-name="P5">Parte del carro que acomoda la carga e interactúa con las estaciones.</text:p>
          </table:table-cell>
        </table:table-row>
        <table:table-row table:style-name="Taula2.2">
          <table:table-cell table:style-name="Taula2.A2" office:value-type="string">
            <text:p text:style-name="P5">Nodo</text:p>
          </table:table-cell>
          <table:table-cell table:style-name="Taula2.A2" office:value-type="string">
            <text:p text:style-name="P5">Punto del circuito donde puede detenerse el carro.</text:p>
          </table:table-cell>
        </table:table-row>
        <table:table-row table:style-name="Taula2.2">
          <table:table-cell table:style-name="Taula2.A2" office:value-type="string">
            <text:p text:style-name="P5">Segmento</text:p>
          </table:table-cell>
          <table:table-cell table:style-name="Taula2.A2" office:value-type="string">
            <text:p text:style-name="P5">Par ordenado de nodos que determinan un desplazamiento del carro.</text:p>
          </table:table-cell>
        </table:table-row>
        <table:table-row table:style-name="Taula2.2">
          <table:table-cell table:style-name="Taula2.A2" office:value-type="string">
            <text:p text:style-name="P5">Estación</text:p>
          </table:table-cell>
          <table:table-cell table:style-name="Taula2.A2" office:value-type="string">
            <text:p text:style-name="P5">Un nodo puede contener diversas estaciones que representan diversos puntos de carga, descarga o proceso en la misma posición del circuito. La estación tiene asociados un lado (side: left, none, right). El tránsito puede indicar un nivel (level: level_0 .. level_15) en la estación.</text:p>
          </table:table-cell>
        </table:table-row>
        <table:table-row table:style-name="Taula2.2">
          <table:table-cell table:style-name="Taula2.A2" office:value-type="string">
            <text:p text:style-name="P5">Comando de tránsito</text:p>
          </table:table-cell>
          <table:table-cell table:style-name="Taula2.A2" office:value-type="string">
            <text:p text:style-name="P5">Es la operación básica del carro asociada a una estación. El carro se dirige de la posición en la que se encuentra al nodo asociado a la estación e interactúa con la estación para llevar a cabo la operación especificada: load, transit o unload.</text:p>
          </table:table-cell>
        </table:table-row>
        <table:table-row table:style-name="Taula2.2">
          <table:table-cell table:style-name="Taula2.A2" office:value-type="string">
            <text:p text:style-name="P5">Carga (load)</text:p>
          </table:table-cell>
          <table:table-cell table:style-name="Taula2.A2" office:value-type="string">
            <text:p text:style-name="P5">Operación en la que un carro vacío adquiere una carga en una estación de carga. El carro pasa a estar cargado (loaded).</text:p>
          </table:table-cell>
        </table:table-row>
        <table:table-row table:style-name="Taula2.2">
          <table:table-cell table:style-name="Taula2.A2" office:value-type="string">
            <text:p text:style-name="P5">Tránsito (transit) en estación</text:p>
          </table:table-cell>
          <table:table-cell table:style-name="Taula2.A2" office:value-type="string">
            <text:p text:style-name="P5">Operación en la que un carro cargado procesa una carga en una estación de tránsito. El carro continúa cargado al finalizar la operación.</text:p>
          </table:table-cell>
        </table:table-row>
        <table:table-row>
          <table:table-cell table:style-name="Taula2.A12" office:value-type="string">
            <text:p text:style-name="P5">Descarga (unload)</text:p>
          </table:table-cell>
          <table:table-cell table:style-name="Taula2.A12" office:value-type="string">
            <text:p text:style-name="P5">Operación en la que un carro cargado deposita su carga en una estación de descarga. El carro queda vacío.</text:p>
          </table:table-cell>
        </table:table-row>
      </table:table>
      <text:p text:style-name="Text_20_body"/>
      <text:p text:style-name="Subtitle">El servicio</text:p>
      <table:table table:name="Servicio" table:style-name="Servicio">
        <table:table-column table:style-name="Servicio.A" table:number-columns-repeated="3"/>
        <table:table-row table:style-name="Servicio.1">
          <table:table-cell table:style-name="Servicio.A1" office:value-type="string">
            <text:p text:style-name="P39">Dirección IP</text:p>
          </table:table-cell>
          <table:table-cell table:style-name="Servicio.A1" office:value-type="string">
            <text:p text:style-name="P39">La asignada en la instalación.</text:p>
          </table:table-cell>
          <table:table-cell table:style-name="Servicio.C1" office:value-type="string">
            <text:p text:style-name="P39">Ej.: 10.3.0.10</text:p>
          </table:table-cell>
        </table:table-row>
        <table:table-row>
          <table:table-cell table:style-name="Servicio.A2" office:value-type="string">
            <text:p text:style-name="P39">Puerto TCP</text:p>
          </table:table-cell>
          <table:table-cell table:style-name="Servicio.A2" office:value-type="string">
            <text:p text:style-name="P39">Configurable.</text:p>
          </table:table-cell>
          <table:table-cell table:style-name="Servicio.C2" office:value-type="string">
            <text:p text:style-name="P39">Ej.: 30000</text:p>
          </table:table-cell>
        </table:table-row>
      </table:table>
      <text:p text:style-name="P40"/>
      <text:p text:style-name="P40">El gateway actúa como servidor TCP con una particularidad: sólo admite una conexión simultánea. Si se produce un error de comunicación, volver a conectar desconecta la conexión previa y la nueva <text:span text:style-name="T9">pasa a ser la única</text:span> válida.</text:p>
      <text:p text:style-name="Subtitle"><text:soft-page-break/><text:span text:style-name="T1">Tipos de</text:span> mensajes</text:p>
      <text:p text:style-name="P40">Los mensajes (en ambas direcciones) se envían en tramas delimitadas por los caracteres ascii &lt;STX&gt; y &lt;ETX&gt;. El contenido es ascii imprimible <text:span text:style-name="T10">y no contiene ninguno de estos caracteres</text:span>.</text:p>
      <table:table table:name="Delimitadores" table:style-name="Delimitadores" table:template-name="Default Style">
        <table:table-column table:style-name="Delimitadores.A"/>
        <table:table-column table:style-name="Delimitadores.B"/>
        <table:table-row>
          <table:table-cell table:style-name="Delimitadores.A1" office:value-type="string">
            <text:p text:style-name="P36">STX</text:p>
          </table:table-cell>
          <table:table-cell table:style-name="Delimitadores.B1" office:value-type="string">
            <text:p text:style-name="P36">0x02</text:p>
          </table:table-cell>
        </table:table-row>
        <table:table-row>
          <table:table-cell table:style-name="Delimitadores.A2" office:value-type="string">
            <text:p text:style-name="P36">ETX</text:p>
          </table:table-cell>
          <table:table-cell table:style-name="Delimitadores.B2" office:value-type="string">
            <text:p text:style-name="P36">0x03</text:p>
          </table:table-cell>
        </table:table-row>
      </table:table>
      <text:p text:style-name="P40">Los 3 primeros caracteres del mensaje (order_type) determinan el tipo de mensaje, que a su vez determina su longitud. Los valores numéricos se envían como una cadena ascii, con espacios en las posiciones no utilizadas.</text:p>
      <table:table table:name="Taula1" table:style-name="Taula1" table:template-name="Simple Grid Columns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>
          <table:table-cell table:style-name="Taula1.A1" office:value-type="string">
            <text:p text:style-name="P5">Order_type</text:p>
          </table:table-cell>
          <table:table-cell table:style-name="Taula1.B1" office:value-type="string">
            <text:p text:style-name="P5">Valor</text:p>
          </table:table-cell>
          <table:table-cell table:style-name="Taula1.B1" office:value-type="string">
            <text:p text:style-name="P5">Dirección</text:p>
          </table:table-cell>
          <table:table-cell table:style-name="Taula1.B1" office:value-type="string">
            <text:p text:style-name="P5">Longitud</text:p>
            <text:p text:style-name="P5">mensaje</text:p>
          </table:table-cell>
          <table:table-cell table:style-name="Taula1.A1" office:value-type="string">
            <text:p text:style-name="P5">Notas</text:p>
          </table:table-cell>
        </table:table-row>
        <table:table-row>
          <table:table-cell table:style-name="Taula1.A2" office:value-type="string">
            <text:p text:style-name="P5">load</text:p>
          </table:table-cell>
          <table:table-cell table:style-name="Taula1.B2" office:value-type="float" office:value="1">
            <text:p text:style-name="P5">1</text:p>
          </table:table-cell>
          <table:table-cell table:style-name="Taula1.C2" office:value-type="string">
            <text:p text:style-name="P5">cliente-&gt;gateway</text:p>
          </table:table-cell>
          <table:table-cell table:style-name="Taula1.B2" office:value-type="float" office:value="55">
            <text:p text:style-name="P5">55</text:p>
          </table:table-cell>
          <table:table-cell table:style-name="Taula1.A2" office:value-type="string">
            <text:p text:style-name="P5">Ir a una estación a cargar.</text:p>
          </table:table-cell>
        </table:table-row>
        <table:table-row>
          <table:table-cell table:style-name="Taula1.A2" office:value-type="string">
            <text:p text:style-name="P5">transit</text:p>
          </table:table-cell>
          <table:table-cell table:style-name="Taula1.B2" office:value-type="float" office:value="2">
            <text:p text:style-name="P5">2</text:p>
          </table:table-cell>
          <table:table-cell table:style-name="Taula1.C3" office:value-type="string">
            <text:p text:style-name="P5">cliente-&gt;gateway</text:p>
          </table:table-cell>
          <table:table-cell table:style-name="Taula1.B2" office:value-type="float" office:value="55">
            <text:p text:style-name="P5">55</text:p>
          </table:table-cell>
          <table:table-cell table:style-name="Taula1.A2" office:value-type="string">
            <text:p text:style-name="P5">Pasar por una estación para un proceso.</text:p>
          </table:table-cell>
        </table:table-row>
        <table:table-row>
          <table:table-cell table:style-name="Taula1.A2" office:value-type="string">
            <text:p text:style-name="P5">unload</text:p>
          </table:table-cell>
          <table:table-cell table:style-name="Taula1.B2" office:value-type="float" office:value="3">
            <text:p text:style-name="P5">3</text:p>
          </table:table-cell>
          <table:table-cell table:style-name="Taula1.C4" office:value-type="string">
            <text:p text:style-name="P5">cliente-&gt;gateway</text:p>
          </table:table-cell>
          <table:table-cell table:style-name="Taula1.B2" office:value-type="float" office:value="55">
            <text:p text:style-name="P5">55</text:p>
          </table:table-cell>
          <table:table-cell table:style-name="Taula1.A2" office:value-type="string">
            <text:p text:style-name="P5">Ir a una estación a descargar.</text:p>
          </table:table-cell>
        </table:table-row>
        <table:table-row>
          <table:table-cell table:style-name="Taula1.A2" office:value-type="string">
            <text:p text:style-name="P5">go_parking</text:p>
          </table:table-cell>
          <table:table-cell table:style-name="Taula1.B2" office:value-type="float" office:value="10">
            <text:p text:style-name="P5">10</text:p>
          </table:table-cell>
          <table:table-cell table:style-name="Taula1.C5" office:value-type="string">
            <text:p text:style-name="P5">cliente-&gt;gateway</text:p>
          </table:table-cell>
          <table:table-cell table:style-name="Taula1.B2" office:value-type="float" office:value="18">
            <text:p text:style-name="P5">18</text:p>
          </table:table-cell>
          <table:table-cell table:style-name="Taula1.A2" office:value-type="string">
            <text:p text:style-name="P5">Ir a una zona de parking.</text:p>
          </table:table-cell>
        </table:table-row>
        <table:table-row>
          <table:table-cell table:style-name="Taula1.A2" office:value-type="string">
            <text:p text:style-name="P5">go_node</text:p>
          </table:table-cell>
          <table:table-cell table:style-name="Taula1.B2" office:value-type="float" office:value="15">
            <text:p text:style-name="P5">15</text:p>
          </table:table-cell>
          <table:table-cell table:style-name="Taula1.C6" office:value-type="string">
            <text:p text:style-name="P5">cliente-&gt;gateway</text:p>
          </table:table-cell>
          <table:table-cell table:style-name="Taula1.B2" office:value-type="float" office:value="18">
            <text:p text:style-name="P5">18</text:p>
          </table:table-cell>
          <table:table-cell table:style-name="Taula1.A2" office:value-type="string">
            <text:p text:style-name="P5">Ir a un nodo concreto.</text:p>
          </table:table-cell>
        </table:table-row>
        <table:table-row>
          <table:table-cell table:style-name="Taula1.A2" office:value-type="string">
            <text:p text:style-name="P5">cancel_transits</text:p>
          </table:table-cell>
          <table:table-cell table:style-name="Taula1.B2" office:value-type="float" office:value="20">
            <text:p text:style-name="P5">20</text:p>
          </table:table-cell>
          <table:table-cell table:style-name="Taula1.C7" office:value-type="string">
            <text:p text:style-name="P5">cliente-&gt;gateway</text:p>
          </table:table-cell>
          <table:table-cell table:style-name="Taula1.B2" office:value-type="float" office:value="13">
            <text:p text:style-name="P5">13</text:p>
          </table:table-cell>
          <table:table-cell table:style-name="Taula1.A2" office:value-type="string">
            <text:p text:style-name="P5">Cancelar el(los) transito(s) en curso.</text:p>
          </table:table-cell>
        </table:table-row>
        <table:table-row>
          <table:table-cell table:style-name="Taula1.A2" office:value-type="string">
            <text:p text:style-name="P5">send_command</text:p>
          </table:table-cell>
          <table:table-cell table:style-name="Taula1.B2" office:value-type="float" office:value="21">
            <text:p text:style-name="P5">21</text:p>
          </table:table-cell>
          <table:table-cell table:style-name="Taula1.C8" office:value-type="string">
            <text:p text:style-name="P5">cliente-&gt;gateway</text:p>
          </table:table-cell>
          <table:table-cell table:style-name="Taula1.B2" office:value-type="float" office:value="33">
            <text:p text:style-name="P5">33</text:p>
          </table:table-cell>
          <table:table-cell table:style-name="Taula1.A2" office:value-type="string">
            <text:p text:style-name="P5">Enviar orden al hook.</text:p>
          </table:table-cell>
        </table:table-row>
        <table:table-row>
          <table:table-cell table:style-name="Taula1.A2" office:value-type="string">
            <text:p text:style-name="P5">send_inputs</text:p>
          </table:table-cell>
          <table:table-cell table:style-name="Taula1.B2" office:value-type="float" office:value="22">
            <text:p text:style-name="P5">22</text:p>
          </table:table-cell>
          <table:table-cell table:style-name="Taula1.C9" office:value-type="string">
            <text:p text:style-name="P5">cliente-&gt;gateway</text:p>
          </table:table-cell>
          <table:table-cell table:style-name="Taula1.B2" office:value-type="float" office:value="33">
            <text:p text:style-name="P5">33</text:p>
          </table:table-cell>
          <table:table-cell table:style-name="Taula1.A2" office:value-type="string">
            <text:p text:style-name="P5">Informar de inputs al hook.</text:p>
          </table:table-cell>
        </table:table-row>
        <table:table-row>
          <table:table-cell table:style-name="Taula1.A2" office:value-type="string">
            <text:p text:style-name="P5">send_cargo_id</text:p>
          </table:table-cell>
          <table:table-cell table:style-name="Taula1.B2" office:value-type="float" office:value="23">
            <text:p text:style-name="P5">23</text:p>
          </table:table-cell>
          <table:table-cell table:style-name="Taula1.C10" office:value-type="string">
            <text:p text:style-name="P5">cliente-&gt;gateway</text:p>
          </table:table-cell>
          <table:table-cell table:style-name="Taula1.B2" office:value-type="float" office:value="33">
            <text:p text:style-name="P5">33</text:p>
          </table:table-cell>
          <table:table-cell table:style-name="Taula1.A2" office:value-type="string">
            <text:p text:style-name="P5">Asociar cargo_id con el tránsito.</text:p>
          </table:table-cell>
        </table:table-row>
        <table:table-row>
          <table:table-cell table:style-name="Taula1.A2" office:value-type="string">
            <text:p text:style-name="P5">cross_granted</text:p>
          </table:table-cell>
          <table:table-cell table:style-name="Taula1.B2" office:value-type="float" office:value="30">
            <text:p text:style-name="P5">30</text:p>
          </table:table-cell>
          <table:table-cell table:style-name="Taula1.C11" office:value-type="string">
            <text:p text:style-name="P5">cliente-&gt;gateway</text:p>
          </table:table-cell>
          <table:table-cell table:style-name="Taula1.B2" office:value-type="float" office:value="18">
            <text:p text:style-name="P5">18</text:p>
          </table:table-cell>
          <table:table-cell table:style-name="Taula1.A2" office:value-type="string">
            <text:p text:style-name="P5">Conceder permiso de paso a un segmento.</text:p>
          </table:table-cell>
        </table:table-row>
        <table:table-row>
          <table:table-cell table:style-name="Taula1.A2" office:value-type="string">
            <text:p text:style-name="P5">idle_processing</text:p>
          </table:table-cell>
          <table:table-cell table:style-name="Taula1.B2" office:value-type="float" office:value="50">
            <text:p text:style-name="P5">50</text:p>
          </table:table-cell>
          <table:table-cell table:style-name="Taula1.C12" office:value-type="string">
            <text:p text:style-name="P5">cliente-&gt;gateway</text:p>
          </table:table-cell>
          <table:table-cell table:style-name="Taula1.B2" office:value-type="float" office:value="8">
            <text:p text:style-name="P5">8</text:p>
          </table:table-cell>
          <table:table-cell table:style-name="Taula1.A2" office:value-type="string">
            <text:p text:style-name="P5">Iniciar ciclo de mantenimiento.</text:p>
          </table:table-cell>
        </table:table-row>
        <table:table-row>
          <table:table-cell table:style-name="Taula1.A2" office:value-type="string">
            <text:p text:style-name="P5">transit_ack</text:p>
          </table:table-cell>
          <table:table-cell table:style-name="Taula1.B2" office:value-type="float" office:value="100">
            <text:p text:style-name="P5">100</text:p>
          </table:table-cell>
          <table:table-cell table:style-name="Taula1.C13" office:value-type="string">
            <text:p text:style-name="P5">gateway-&gt;cliente</text:p>
          </table:table-cell>
          <table:table-cell table:style-name="Taula1.B2" office:value-type="float" office:value="31">
            <text:p text:style-name="P5">31</text:p>
          </table:table-cell>
          <table:table-cell table:style-name="Taula1.A2" office:value-type="string">
            <text:p text:style-name="P5">Respuesta positiva con identificador de tránsito. (Para load, transit, unload, go_parking, go_node).</text:p>
          </table:table-cell>
        </table:table-row>
        <table:table-row>
          <table:table-cell table:style-name="Taula1.A2" office:value-type="string">
            <text:p text:style-name="P5">ack</text:p>
          </table:table-cell>
          <table:table-cell table:style-name="Taula1.B2" office:value-type="float" office:value="101">
            <text:p text:style-name="P5">101</text:p>
          </table:table-cell>
          <table:table-cell table:style-name="Taula1.C14" office:value-type="string">
            <text:p text:style-name="P5">gateway-&gt;cliente</text:p>
          </table:table-cell>
          <table:table-cell table:style-name="Taula1.B2" office:value-type="float" office:value="21">
            <text:p text:style-name="P5">21</text:p>
          </table:table-cell>
          <table:table-cell table:style-name="Taula1.A2" office:value-type="string">
            <text:p text:style-name="P5">Respuesta positiva para otros mensajes.</text:p>
          </table:table-cell>
        </table:table-row>
        <table:table-row>
          <table:table-cell table:style-name="Taula1.A2" office:value-type="string">
            <text:p text:style-name="P5">nack</text:p>
          </table:table-cell>
          <table:table-cell table:style-name="Taula1.B2" office:value-type="float" office:value="102">
            <text:p text:style-name="P5">102</text:p>
          </table:table-cell>
          <table:table-cell table:style-name="Taula1.C15" office:value-type="string">
            <text:p text:style-name="P5">gateway-&gt;cliente</text:p>
          </table:table-cell>
          <table:table-cell table:style-name="Taula1.B2" office:value-type="float" office:value="101">
            <text:p text:style-name="P5">101</text:p>
          </table:table-cell>
          <table:table-cell table:style-name="Taula1.A2" office:value-type="string">
            <text:p text:style-name="P5">Respuesta negativa con mensaje de error.</text:p>
          </table:table-cell>
        </table:table-row>
        <table:table-row>
          <table:table-cell table:style-name="Taula1.A2" office:value-type="string">
            <text:p text:style-name="P5">cart_state</text:p>
          </table:table-cell>
          <table:table-cell table:style-name="Taula1.B2" office:value-type="float" office:value="200">
            <text:p text:style-name="P5">200</text:p>
          </table:table-cell>
          <table:table-cell table:style-name="Taula1.C16" office:value-type="string">
            <text:p text:style-name="P5">gateway-&gt;cliente</text:p>
          </table:table-cell>
          <table:table-cell table:style-name="Taula1.B2" office:value-type="float" office:value="196">
            <text:p text:style-name="P5"><text:span text:style-name="T19">19</text:span>6</text:p>
          </table:table-cell>
          <table:table-cell table:style-name="Taula1.A2" office:value-type="string">
            <text:p text:style-name="P5">Actualización del estado del carro.</text:p>
          </table:table-cell>
        </table:table-row>
        <table:table-row table:style-name="Taula1.17">
          <table:table-cell table:style-name="Taula1.A2" office:value-type="string">
            <text:p text:style-name="P5">circuit_state</text:p>
          </table:table-cell>
          <table:table-cell table:style-name="Taula1.B2" office:value-type="float" office:value="201">
            <text:p text:style-name="P5">201</text:p>
          </table:table-cell>
          <table:table-cell table:style-name="Taula1.C17" office:value-type="string">
            <text:p text:style-name="P5">gateway-&gt;cliente</text:p>
          </table:table-cell>
          <table:table-cell table:style-name="Taula1.B2" office:value-type="float" office:value="32">
            <text:p text:style-name="P5">32</text:p>
          </table:table-cell>
          <table:table-cell table:style-name="Taula1.A2" office:value-type="string">
            <text:p text:style-name="P5">Actualización del estado del circuito.</text:p>
          </table:table-cell>
        </table:table-row>
        <table:table-row>
          <table:table-cell table:style-name="Taula1.A18" office:value-type="string">
            <text:p text:style-name="P30">station_state</text:p>
          </table:table-cell>
          <table:table-cell table:style-name="Taula1.B18" office:value-type="float" office:value="202">
            <text:p text:style-name="P30">202</text:p>
          </table:table-cell>
          <table:table-cell table:style-name="Taula1.C18" office:value-type="string">
            <text:p text:style-name="P6">gateway-&gt;cliente</text:p>
          </table:table-cell>
          <table:table-cell table:style-name="Taula1.B18" office:value-type="float" office:value="19">
            <text:p text:style-name="P33">19</text:p>
          </table:table-cell>
          <table:table-cell table:style-name="Taula1.E18" office:value-type="string">
            <text:p text:style-name="P6">Actualización del estado de <text:span text:style-name="T15">la estación</text:span>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"><text:soft-page-break/>Órdenes hacia el gateway</text:p>
      <text:h text:style-name="Heading_20_3" text:outline-level="3">Order_types: load, transit, unload.</text:h>
      <table:table table:name="load_transit_unload" table:style-name="load_5f_transit_5f_unload" table:template-name="Simple Grid Columns">
        <table:table-column table:style-name="load_5f_transit_5f_unload.A"/>
        <table:table-column table:style-name="load_5f_transit_5f_unload.B"/>
        <table:table-column table:style-name="load_5f_transit_5f_unload.C"/>
        <table:table-row>
          <table:table-cell table:style-name="load_5f_transit_5f_unload.A1" office:value-type="string">
            <text:p text:style-name="P7">Campo</text:p>
          </table:table-cell>
          <table:table-cell table:style-name="load_5f_transit_5f_unload.B1" office:value-type="string">
            <text:p text:style-name="P7">Longitud</text:p>
          </table:table-cell>
          <table:table-cell table:style-name="load_5f_transit_5f_unload.A1" office:value-type="string">
            <text:p text:style-name="P7">Descripción</text:p>
          </table:table-cell>
        </table:table-row>
        <table:table-row>
          <table:table-cell table:style-name="load_5f_transit_5f_unload.A2" office:value-type="string">
            <text:p text:style-name="P7">type</text:p>
          </table:table-cell>
          <table:table-cell table:style-name="load_5f_transit_5f_unload.B2" office:value-type="float" office:value="3">
            <text:p text:style-name="P7">3</text:p>
          </table:table-cell>
          <table:table-cell table:style-name="load_5f_transit_5f_unload.A2" office:value-type="string">
            <text:p text:style-name="P7">Load, transit o unload. Ver Order_type.</text:p>
          </table:table-cell>
        </table:table-row>
        <table:table-row>
          <table:table-cell table:style-name="load_5f_transit_5f_unload.A2" office:value-type="string">
            <text:p text:style-name="P7">msg_id</text:p>
          </table:table-cell>
          <table:table-cell table:style-name="load_5f_transit_5f_unload.B2" office:value-type="float" office:value="5">
            <text:p text:style-name="P7">5</text:p>
          </table:table-cell>
          <table:table-cell table:style-name="load_5f_transit_5f_unload.A2" office:value-type="string">
            <text:p text:style-name="P7">Identificador de mensaje. Incrementar en cada nuevo mensaje.</text:p>
          </table:table-cell>
        </table:table-row>
        <table:table-row>
          <table:table-cell table:style-name="load_5f_transit_5f_unload.A2" office:value-type="string">
            <text:p text:style-name="P7">cart_id</text:p>
          </table:table-cell>
          <table:table-cell table:style-name="load_5f_transit_5f_unload.B2" office:value-type="float" office:value="5">
            <text:p text:style-name="P7">5</text:p>
          </table:table-cell>
          <table:table-cell table:style-name="load_5f_transit_5f_unload.A2" office:value-type="string">
            <text:p text:style-name="P7">Identificador del carro.</text:p>
          </table:table-cell>
        </table:table-row>
        <table:table-row>
          <table:table-cell table:style-name="load_5f_transit_5f_unload.A2" office:value-type="string">
            <text:p text:style-name="P7">station_id</text:p>
          </table:table-cell>
          <table:table-cell table:style-name="load_5f_transit_5f_unload.B2" office:value-type="float" office:value="5">
            <text:p text:style-name="P7">5</text:p>
          </table:table-cell>
          <table:table-cell table:style-name="load_5f_transit_5f_unload.A2" office:value-type="string">
            <text:p text:style-name="P7">Identificador de la estación.</text:p>
          </table:table-cell>
        </table:table-row>
        <table:table-row>
          <table:table-cell table:style-name="load_5f_transit_5f_unload.A2" office:value-type="string">
            <text:p text:style-name="P7">station_type</text:p>
          </table:table-cell>
          <table:table-cell table:style-name="load_5f_transit_5f_unload.B2" office:value-type="float" office:value="5">
            <text:p text:style-name="P7">5</text:p>
          </table:table-cell>
          <table:table-cell table:style-name="load_5f_transit_5f_unload.A2" office:value-type="string">
            <text:p text:style-name="P7">Cuando se usa, la estación queda identificada por station_id, station_type.</text:p>
          </table:table-cell>
        </table:table-row>
        <table:table-row>
          <table:table-cell table:style-name="load_5f_transit_5f_unload.A2" office:value-type="string">
            <text:p text:style-name="P7">level</text:p>
          </table:table-cell>
          <table:table-cell table:style-name="load_5f_transit_5f_unload.B2" office:value-type="float" office:value="2">
            <text:p text:style-name="P7">2</text:p>
          </table:table-cell>
          <table:table-cell table:style-name="load_5f_transit_5f_unload.A2" office:value-type="string">
            <text:p text:style-name="P7">[0..15] para escoger el nivel dentro de la estación.</text:p>
          </table:table-cell>
        </table:table-row>
        <table:table-row>
          <table:table-cell table:style-name="load_5f_transit_5f_unload.A2" office:value-type="string">
            <text:p text:style-name="P7">options</text:p>
          </table:table-cell>
          <table:table-cell table:style-name="load_5f_transit_5f_unload.B2" office:value-type="float" office:value="10">
            <text:p text:style-name="P7">10</text:p>
          </table:table-cell>
          <table:table-cell table:style-name="load_5f_transit_5f_unload.A2" office:value-type="string">
            <text:p text:style-name="P7">Opciones que modifican la orden, según aplicación.</text:p>
          </table:table-cell>
        </table:table-row>
        <table:table-row>
          <table:table-cell table:style-name="load_5f_transit_5f_unload.A2" office:value-type="string">
            <text:p text:style-name="P7">initial_inputs</text:p>
          </table:table-cell>
          <table:table-cell table:style-name="load_5f_transit_5f_unload.B2" office:value-type="float" office:value="10">
            <text:p text:style-name="P7">10</text:p>
          </table:table-cell>
          <table:table-cell table:style-name="load_5f_transit_5f_unload.A2" office:value-type="string">
            <text:p text:style-name="P7">Valor inicial de “inputs” que el hook ve de la estación.</text:p>
          </table:table-cell>
        </table:table-row>
        <table:table-row>
          <table:table-cell table:style-name="load_5f_transit_5f_unload.A10" office:value-type="string">
            <text:p text:style-name="P7">cargo_id</text:p>
          </table:table-cell>
          <table:table-cell table:style-name="load_5f_transit_5f_unload.B10" office:value-type="float" office:value="10">
            <text:p text:style-name="P7">10</text:p>
          </table:table-cell>
          <table:table-cell table:style-name="load_5f_transit_5f_unload.C10" office:value-type="string">
            <text:p text:style-name="P7">Identificador de la carga o el tránsito de uso libre.</text:p>
          </table:table-cell>
        </table:table-row>
      </table:table>
      <text:p text:style-name="P42">El gateway responde con transit_ack o nack.</text:p>
      <text:h text:style-name="P49" text:outline-level="3">Order_type: <text:span text:style-name="T1">go_parking</text:span>.</text:h>
      <table:table table:name="Taula3" table:style-name="Taula3" table:template-name="Simple Grid Columns">
        <table:table-column table:style-name="Taula3.A"/>
        <table:table-column table:style-name="Taula3.B"/>
        <table:table-column table:style-name="Taula3.C"/>
        <table:table-row>
          <table:table-cell table:style-name="Taula3.A1" office:value-type="string">
            <text:p text:style-name="P7">Campo</text:p>
          </table:table-cell>
          <table:table-cell table:style-name="Taula3.B1" office:value-type="string">
            <text:p text:style-name="P7">Longitud</text:p>
          </table:table-cell>
          <table:table-cell table:style-name="Taula3.A1" office:value-type="string">
            <text:p text:style-name="P7">Descripción</text:p>
          </table:table-cell>
        </table:table-row>
        <table:table-row>
          <table:table-cell table:style-name="Taula3.A2" office:value-type="string">
            <text:p text:style-name="P7">type</text:p>
          </table:table-cell>
          <table:table-cell table:style-name="Taula3.B2" office:value-type="float" office:value="3">
            <text:p text:style-name="P7">3</text:p>
          </table:table-cell>
          <table:table-cell table:style-name="Taula3.A2" office:value-type="string">
            <text:p text:style-name="P7">go_parking. Ver Order_type.</text:p>
          </table:table-cell>
        </table:table-row>
        <table:table-row>
          <table:table-cell table:style-name="Taula3.A2" office:value-type="string">
            <text:p text:style-name="P7">msg_id</text:p>
          </table:table-cell>
          <table:table-cell table:style-name="Taula3.B2" office:value-type="float" office:value="5">
            <text:p text:style-name="P7">5</text:p>
          </table:table-cell>
          <table:table-cell table:style-name="Taula3.A2" office:value-type="string">
            <text:p text:style-name="P7">Identificador de mensaje. Incrementar en cada nuevo mensaje.</text:p>
          </table:table-cell>
        </table:table-row>
        <table:table-row>
          <table:table-cell table:style-name="Taula3.A2" office:value-type="string">
            <text:p text:style-name="P7">cart_id</text:p>
          </table:table-cell>
          <table:table-cell table:style-name="Taula3.B2" office:value-type="float" office:value="5">
            <text:p text:style-name="P7">5</text:p>
          </table:table-cell>
          <table:table-cell table:style-name="Taula3.A2" office:value-type="string">
            <text:p text:style-name="P7">Identificador del carro.</text:p>
          </table:table-cell>
        </table:table-row>
        <table:table-row table:style-name="Taula3.5">
          <table:table-cell table:style-name="Taula3.A5" office:value-type="string">
            <text:p text:style-name="P7">parking_node</text:p>
          </table:table-cell>
          <table:table-cell table:style-name="Taula3.B5" office:value-type="float" office:value="5">
            <text:p text:style-name="P7">5</text:p>
          </table:table-cell>
          <table:table-cell table:style-name="Taula3.C5" office:value-type="string">
            <text:p text:style-name="P7"><text:span text:style-name="T11">Nodo (de salida) </text:span>del parking, <text:span text:style-name="T11">o 0 cero para más próximo</text:span>.</text:p>
          </table:table-cell>
        </table:table-row>
      </table:table>
      <text:p text:style-name="P42">El gateway responde con transit_ack o nack.</text:p>
      <text:h text:style-name="P49" text:outline-level="3">Order_type: <text:span text:style-name="T1">go_node</text:span>.</text:h>
      <table:table table:name="Taula4" table:style-name="Taula4" table:template-name="Simple Grid Columns">
        <table:table-column table:style-name="Taula4.A"/>
        <table:table-column table:style-name="Taula4.B"/>
        <table:table-column table:style-name="Taula4.C"/>
        <table:table-row>
          <table:table-cell table:style-name="Taula4.A1" office:value-type="string">
            <text:p text:style-name="P7">Campo</text:p>
          </table:table-cell>
          <table:table-cell table:style-name="Taula4.B1" office:value-type="string">
            <text:p text:style-name="P7">Longitud</text:p>
          </table:table-cell>
          <table:table-cell table:style-name="Taula4.A1" office:value-type="string">
            <text:p text:style-name="P7">Descripción</text:p>
          </table:table-cell>
        </table:table-row>
        <table:table-row>
          <table:table-cell table:style-name="Taula4.A2" office:value-type="string">
            <text:p text:style-name="P7">type</text:p>
          </table:table-cell>
          <table:table-cell table:style-name="Taula4.B2" office:value-type="float" office:value="3">
            <text:p text:style-name="P7">3</text:p>
          </table:table-cell>
          <table:table-cell table:style-name="Taula4.A2" office:value-type="string">
            <text:p text:style-name="P7">go_node. Ver Order_type.</text:p>
          </table:table-cell>
        </table:table-row>
        <table:table-row>
          <table:table-cell table:style-name="Taula4.A2" office:value-type="string">
            <text:p text:style-name="P7">msg_id</text:p>
          </table:table-cell>
          <table:table-cell table:style-name="Taula4.B2" office:value-type="float" office:value="5">
            <text:p text:style-name="P7">5</text:p>
          </table:table-cell>
          <table:table-cell table:style-name="Taula4.A2" office:value-type="string">
            <text:p text:style-name="P7">Identificador de mensaje. Incrementar en cada nuevo mensaje.</text:p>
          </table:table-cell>
        </table:table-row>
        <table:table-row>
          <table:table-cell table:style-name="Taula4.A2" office:value-type="string">
            <text:p text:style-name="P7">cart_id</text:p>
          </table:table-cell>
          <table:table-cell table:style-name="Taula4.B2" office:value-type="float" office:value="5">
            <text:p text:style-name="P7">5</text:p>
          </table:table-cell>
          <table:table-cell table:style-name="Taula4.A2" office:value-type="string">
            <text:p text:style-name="P7">Identificador del carro.</text:p>
          </table:table-cell>
        </table:table-row>
        <table:table-row table:style-name="Taula4.5">
          <table:table-cell table:style-name="Taula4.A5" office:value-type="string">
            <text:p text:style-name="P7">node</text:p>
          </table:table-cell>
          <table:table-cell table:style-name="Taula4.B5" office:value-type="float" office:value="5">
            <text:p text:style-name="P7">5</text:p>
          </table:table-cell>
          <table:table-cell table:style-name="Taula4.C5" office:value-type="string">
            <text:p text:style-name="P7">Nodo destino.</text:p>
          </table:table-cell>
        </table:table-row>
      </table:table>
      <text:p text:style-name="P42">El gateway responde con transit_ack o nack.</text:p>
      <text:h text:style-name="P49" text:outline-level="3">Order_type: <text:span text:style-name="T1">cancel_transits</text:span>.</text:h>
      <table:table table:name="Taula5" table:style-name="Taula5" table:template-name="Simple Grid Columns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P7">Campo</text:p>
          </table:table-cell>
          <table:table-cell table:style-name="Taula5.B1" office:value-type="string">
            <text:p text:style-name="P7">Longitud</text:p>
          </table:table-cell>
          <table:table-cell table:style-name="Taula5.A1" office:value-type="string">
            <text:p text:style-name="P7">Descripción</text:p>
          </table:table-cell>
        </table:table-row>
        <table:table-row>
          <table:table-cell table:style-name="Taula5.A2" office:value-type="string">
            <text:p text:style-name="P7">type</text:p>
          </table:table-cell>
          <table:table-cell table:style-name="Taula5.B2" office:value-type="float" office:value="3">
            <text:p text:style-name="P7">3</text:p>
          </table:table-cell>
          <table:table-cell table:style-name="Taula5.A2" office:value-type="string">
            <text:p text:style-name="P7">cancel_transits. Ver Order_type.</text:p>
          </table:table-cell>
        </table:table-row>
        <table:table-row>
          <table:table-cell table:style-name="Taula5.A2" office:value-type="string">
            <text:p text:style-name="P7">msg_id</text:p>
          </table:table-cell>
          <table:table-cell table:style-name="Taula5.B2" office:value-type="float" office:value="5">
            <text:p text:style-name="P7">5</text:p>
          </table:table-cell>
          <table:table-cell table:style-name="Taula5.A2" office:value-type="string">
            <text:p text:style-name="P7">Identificador de mensaje. Incrementar en cada nuevo mensaje.</text:p>
          </table:table-cell>
        </table:table-row>
        <table:table-row table:style-name="Taula5.4">
          <table:table-cell table:style-name="Taula5.A4" office:value-type="string">
            <text:p text:style-name="P7">cart_id</text:p>
          </table:table-cell>
          <table:table-cell table:style-name="Taula5.B4" office:value-type="float" office:value="5">
            <text:p text:style-name="P7">5</text:p>
          </table:table-cell>
          <table:table-cell table:style-name="Taula5.C4" office:value-type="string">
            <text:p text:style-name="P7">Identificador del carro.</text:p>
          </table:table-cell>
        </table:table-row>
      </table:table>
      <text:p text:style-name="P42">El gateway responde con ack o nack.</text:p>
      <text:p text:style-name="P41">Cancela cualquier tránsito en curso o pendiente en el carro. El carro soporta dos ordenes de tránsito simultáneas (p<text:span text:style-name="T4">or </text:span>ej<text:span text:style-name="T4">emplo,</text:span> load+unload). Ver cart_state.</text:p>
      <text:p text:style-name="P41"/>
      <text:p text:style-name="P41"/>
      <text:h text:style-name="P49" text:outline-level="3"><text:soft-page-break/>Order_type: <text:span text:style-name="T1">send_command</text:span>.</text:h>
      <table:table table:name="Taula6" table:style-name="Taula6" table:template-name="Simple Grid Columns">
        <table:table-column table:style-name="Taula6.A"/>
        <table:table-column table:style-name="Taula6.B"/>
        <table:table-column table:style-name="Taula6.C"/>
        <table:table-row>
          <table:table-cell table:style-name="Taula6.A1" office:value-type="string">
            <text:p text:style-name="P7">Campo</text:p>
          </table:table-cell>
          <table:table-cell table:style-name="Taula6.B1" office:value-type="string">
            <text:p text:style-name="P7">Longitud</text:p>
          </table:table-cell>
          <table:table-cell table:style-name="Taula6.A1" office:value-type="string">
            <text:p text:style-name="P7">Descripción</text:p>
          </table:table-cell>
        </table:table-row>
        <table:table-row>
          <table:table-cell table:style-name="Taula6.A2" office:value-type="string">
            <text:p text:style-name="P7">type</text:p>
          </table:table-cell>
          <table:table-cell table:style-name="Taula6.B2" office:value-type="float" office:value="3">
            <text:p text:style-name="P7">3</text:p>
          </table:table-cell>
          <table:table-cell table:style-name="Taula6.A2" office:value-type="string">
            <text:p text:style-name="P7">send_command. Ver Order_type.</text:p>
          </table:table-cell>
        </table:table-row>
        <table:table-row>
          <table:table-cell table:style-name="Taula6.A2" office:value-type="string">
            <text:p text:style-name="P7">msg_id</text:p>
          </table:table-cell>
          <table:table-cell table:style-name="Taula6.B2" office:value-type="float" office:value="5">
            <text:p text:style-name="P7">5</text:p>
          </table:table-cell>
          <table:table-cell table:style-name="Taula6.A2" office:value-type="string">
            <text:p text:style-name="P7">Identificador de mensaje. Incrementar en cada nuevo mensaje.</text:p>
          </table:table-cell>
        </table:table-row>
        <table:table-row table:style-name="Taula6.4">
          <table:table-cell table:style-name="Taula6.A2" office:value-type="string">
            <text:p text:style-name="P7">cart_id</text:p>
          </table:table-cell>
          <table:table-cell table:style-name="Taula6.B2" office:value-type="float" office:value="5">
            <text:p text:style-name="P7">5</text:p>
          </table:table-cell>
          <table:table-cell table:style-name="Taula6.A2" office:value-type="string">
            <text:p text:style-name="P7">Identificador del carro.</text:p>
          </table:table-cell>
        </table:table-row>
        <table:table-row table:style-name="Taula6.4">
          <table:table-cell table:style-name="Taula6.A2" office:value-type="string">
            <text:p text:style-name="P7">transit_id</text:p>
          </table:table-cell>
          <table:table-cell table:style-name="Taula6.B2" office:value-type="float" office:value="10">
            <text:p text:style-name="P7">10</text:p>
          </table:table-cell>
          <table:table-cell table:style-name="Taula6.A2" office:value-type="string">
            <text:p text:style-name="P7">Identificador del tránsito asociado (load, transit, unload).</text:p>
          </table:table-cell>
        </table:table-row>
        <table:table-row table:style-name="Taula6.4">
          <table:table-cell table:style-name="Taula6.A6" office:value-type="string">
            <text:p text:style-name="P7">command</text:p>
          </table:table-cell>
          <table:table-cell table:style-name="Taula6.B6" office:value-type="float" office:value="10">
            <text:p text:style-name="P7">10</text:p>
          </table:table-cell>
          <table:table-cell table:style-name="Taula6.C6" office:value-type="string">
            <text:p text:style-name="P7">Comando para el hook, según aplicación.</text:p>
          </table:table-cell>
        </table:table-row>
      </table:table>
      <text:p text:style-name="P42">El gateway responde con ack o nack.</text:p>
      <text:p text:style-name="P41">Para aplicaciones donde el sistema envía comandos al carro mientras está haciendo la carga, descarga o tránsito en la estación. El carro puede rechazar el comando. En ese caso se recibiría un nack en vez de ack.</text:p>
      <text:h text:style-name="P49" text:outline-level="3">Order_type: <text:span text:style-name="T1">send_inputs</text:span>.</text:h>
      <table:table table:name="Taula7" table:style-name="Taula7" table:template-name="Simple Grid Columns">
        <table:table-column table:style-name="Taula7.A"/>
        <table:table-column table:style-name="Taula7.B"/>
        <table:table-column table:style-name="Taula7.C"/>
        <table:table-row>
          <table:table-cell table:style-name="Taula7.A1" office:value-type="string">
            <text:p text:style-name="P7">Campo</text:p>
          </table:table-cell>
          <table:table-cell table:style-name="Taula7.B1" office:value-type="string">
            <text:p text:style-name="P7">Longitud</text:p>
          </table:table-cell>
          <table:table-cell table:style-name="Taula7.A1" office:value-type="string">
            <text:p text:style-name="P7">Descripción</text:p>
          </table:table-cell>
        </table:table-row>
        <table:table-row>
          <table:table-cell table:style-name="Taula7.A2" office:value-type="string">
            <text:p text:style-name="P7">type</text:p>
          </table:table-cell>
          <table:table-cell table:style-name="Taula7.B2" office:value-type="float" office:value="3">
            <text:p text:style-name="P7">3</text:p>
          </table:table-cell>
          <table:table-cell table:style-name="Taula7.A2" office:value-type="string">
            <text:p text:style-name="P7">send_inputs. Ver Order_type.</text:p>
          </table:table-cell>
        </table:table-row>
        <table:table-row>
          <table:table-cell table:style-name="Taula7.A2" office:value-type="string">
            <text:p text:style-name="P7">msg_id</text:p>
          </table:table-cell>
          <table:table-cell table:style-name="Taula7.B2" office:value-type="float" office:value="5">
            <text:p text:style-name="P7">5</text:p>
          </table:table-cell>
          <table:table-cell table:style-name="Taula7.A2" office:value-type="string">
            <text:p text:style-name="P7">Identificador de mensaje. Incrementar en cada nuevo mensaje.</text:p>
          </table:table-cell>
        </table:table-row>
        <table:table-row table:style-name="Taula7.4">
          <table:table-cell table:style-name="Taula7.A2" office:value-type="string">
            <text:p text:style-name="P7">cart_id</text:p>
          </table:table-cell>
          <table:table-cell table:style-name="Taula7.B2" office:value-type="float" office:value="5">
            <text:p text:style-name="P7">5</text:p>
          </table:table-cell>
          <table:table-cell table:style-name="Taula7.A2" office:value-type="string">
            <text:p text:style-name="P7">Identificador del carro.</text:p>
          </table:table-cell>
        </table:table-row>
        <table:table-row table:style-name="Taula7.4">
          <table:table-cell table:style-name="Taula7.A2" office:value-type="string">
            <text:p text:style-name="P7">transit_id</text:p>
          </table:table-cell>
          <table:table-cell table:style-name="Taula7.B2" office:value-type="float" office:value="10">
            <text:p text:style-name="P7">10</text:p>
          </table:table-cell>
          <table:table-cell table:style-name="Taula7.A2" office:value-type="string">
            <text:p text:style-name="P7">Identificador del tránsito asociado (load, transit, unload).</text:p>
          </table:table-cell>
        </table:table-row>
        <table:table-row table:style-name="Taula7.4">
          <table:table-cell table:style-name="Taula7.A6" office:value-type="string">
            <text:p text:style-name="P7">inputs</text:p>
          </table:table-cell>
          <table:table-cell table:style-name="Taula7.B6" office:value-type="float" office:value="10">
            <text:p text:style-name="P7">10</text:p>
          </table:table-cell>
          <table:table-cell table:style-name="Taula7.C6" office:value-type="string">
            <text:p text:style-name="P7">Valores de entrada de la estación para el hook, según aplicación.</text:p>
          </table:table-cell>
        </table:table-row>
      </table:table>
      <text:p text:style-name="P42">El gateway responde con ack o nack.</text:p>
      <text:p text:style-name="P41">Para hooks que han de responder a señales de la estación, esta operación permite actualizar las señales que el hook ve.</text:p>
      <text:h text:style-name="P49" text:outline-level="3">Order_type: <text:span text:style-name="T1">send_cargo_id</text:span>.</text:h>
      <table:table table:name="Taula8" table:style-name="Taula8" table:template-name="Simple Grid Columns">
        <table:table-column table:style-name="Taula8.A"/>
        <table:table-column table:style-name="Taula8.B"/>
        <table:table-column table:style-name="Taula8.C"/>
        <table:table-row>
          <table:table-cell table:style-name="Taula8.A1" office:value-type="string">
            <text:p text:style-name="P7">Campo</text:p>
          </table:table-cell>
          <table:table-cell table:style-name="Taula8.B1" office:value-type="string">
            <text:p text:style-name="P7">Longitud</text:p>
          </table:table-cell>
          <table:table-cell table:style-name="Taula8.A1" office:value-type="string">
            <text:p text:style-name="P7">Descripción</text:p>
          </table:table-cell>
        </table:table-row>
        <table:table-row>
          <table:table-cell table:style-name="Taula8.A2" office:value-type="string">
            <text:p text:style-name="P7">type</text:p>
          </table:table-cell>
          <table:table-cell table:style-name="Taula8.B2" office:value-type="float" office:value="3">
            <text:p text:style-name="P7">3</text:p>
          </table:table-cell>
          <table:table-cell table:style-name="Taula8.A2" office:value-type="string">
            <text:p text:style-name="P7">send_command. Ver Order_type.</text:p>
          </table:table-cell>
        </table:table-row>
        <table:table-row>
          <table:table-cell table:style-name="Taula8.A2" office:value-type="string">
            <text:p text:style-name="P7">msg_id</text:p>
          </table:table-cell>
          <table:table-cell table:style-name="Taula8.B2" office:value-type="float" office:value="5">
            <text:p text:style-name="P7">5</text:p>
          </table:table-cell>
          <table:table-cell table:style-name="Taula8.A2" office:value-type="string">
            <text:p text:style-name="P7">Identificador de mensaje. Incrementar en cada nuevo mensaje.</text:p>
          </table:table-cell>
        </table:table-row>
        <table:table-row table:style-name="Taula8.4">
          <table:table-cell table:style-name="Taula8.A2" office:value-type="string">
            <text:p text:style-name="P7">cart_id</text:p>
          </table:table-cell>
          <table:table-cell table:style-name="Taula8.B2" office:value-type="float" office:value="5">
            <text:p text:style-name="P7">5</text:p>
          </table:table-cell>
          <table:table-cell table:style-name="Taula8.A2" office:value-type="string">
            <text:p text:style-name="P7">Identificador del carro.</text:p>
          </table:table-cell>
        </table:table-row>
        <table:table-row table:style-name="Taula8.4">
          <table:table-cell table:style-name="Taula8.A2" office:value-type="string">
            <text:p text:style-name="P7">transit_id</text:p>
          </table:table-cell>
          <table:table-cell table:style-name="Taula8.B2" office:value-type="float" office:value="10">
            <text:p text:style-name="P7">10</text:p>
          </table:table-cell>
          <table:table-cell table:style-name="Taula8.A2" office:value-type="string">
            <text:p text:style-name="P7">Identificador del tránsito asociado (load, transit, unload).</text:p>
          </table:table-cell>
        </table:table-row>
        <table:table-row table:style-name="Taula8.4">
          <table:table-cell table:style-name="Taula8.A6" office:value-type="string">
            <text:p text:style-name="P7">cargo_id</text:p>
          </table:table-cell>
          <table:table-cell table:style-name="Taula8.B6" office:value-type="float" office:value="10">
            <text:p text:style-name="P7">10</text:p>
          </table:table-cell>
          <table:table-cell table:style-name="Taula8.C6" office:value-type="string">
            <text:p text:style-name="P7">Identificador del tránsito o la carga asociada, de uso libre.</text:p>
          </table:table-cell>
        </table:table-row>
      </table:table>
      <text:p text:style-name="P42">El gateway responde con ack o nack.</text:p>
      <text:p text:style-name="P41">Actualiza este valor asociado al tránsito que se puede ver en cart_state.</text:p>
      <text:h text:style-name="P49" text:outline-level="3">Order_type: <text:span text:style-name="T1">cross_granted</text:span>.</text:h>
      <table:table table:name="Taula9" table:style-name="Taula9" table:template-name="Simple Grid Columns">
        <table:table-column table:style-name="Taula9.A"/>
        <table:table-column table:style-name="Taula9.B"/>
        <table:table-column table:style-name="Taula9.C"/>
        <table:table-row>
          <table:table-cell table:style-name="Taula9.A1" office:value-type="string">
            <text:p text:style-name="P7">Campo</text:p>
          </table:table-cell>
          <table:table-cell table:style-name="Taula9.B1" office:value-type="string">
            <text:p text:style-name="P7">Longitud</text:p>
          </table:table-cell>
          <table:table-cell table:style-name="Taula9.A1" office:value-type="string">
            <text:p text:style-name="P7">Descripción</text:p>
          </table:table-cell>
        </table:table-row>
        <table:table-row>
          <table:table-cell table:style-name="Taula9.A2" office:value-type="string">
            <text:p text:style-name="P7">type</text:p>
          </table:table-cell>
          <table:table-cell table:style-name="Taula9.B2" office:value-type="float" office:value="3">
            <text:p text:style-name="P7">3</text:p>
          </table:table-cell>
          <table:table-cell table:style-name="Taula9.A2" office:value-type="string">
            <text:p text:style-name="P7">cross_granted. Ver Order_type.</text:p>
          </table:table-cell>
        </table:table-row>
        <table:table-row>
          <table:table-cell table:style-name="Taula9.A2" office:value-type="string">
            <text:p text:style-name="P7">msg_id</text:p>
          </table:table-cell>
          <table:table-cell table:style-name="Taula9.B2" office:value-type="float" office:value="5">
            <text:p text:style-name="P7">5</text:p>
          </table:table-cell>
          <table:table-cell table:style-name="Taula9.A2" office:value-type="string">
            <text:p text:style-name="P7">Identificador de mensaje. Incrementar en cada nuevo mensaje.</text:p>
          </table:table-cell>
        </table:table-row>
        <table:table-row table:style-name="Taula9.4">
          <table:table-cell table:style-name="Taula9.A2" office:value-type="string">
            <text:p text:style-name="P7">cart_id</text:p>
          </table:table-cell>
          <table:table-cell table:style-name="Taula9.B2" office:value-type="float" office:value="5">
            <text:p text:style-name="P7">5</text:p>
          </table:table-cell>
          <table:table-cell table:style-name="Taula9.A2" office:value-type="string">
            <text:p text:style-name="P7">Identificador del carro.</text:p>
          </table:table-cell>
        </table:table-row>
        <table:table-row table:style-name="Taula9.4">
          <table:table-cell table:style-name="Taula9.A5" office:value-type="string">
            <text:p text:style-name="P7">node</text:p>
          </table:table-cell>
          <table:table-cell table:style-name="Taula9.B5" office:value-type="float" office:value="5">
            <text:p text:style-name="P7">5</text:p>
          </table:table-cell>
          <table:table-cell table:style-name="Taula9.C5" office:value-type="string">
            <text:p text:style-name="P27">Nodo habilitado. Coincide con end_node del carro.</text:p>
          </table:table-cell>
        </table:table-row>
      </table:table>
      <text:p text:style-name="P42">El gateway responde con ack o nack.</text:p>
      <text:p text:style-name="P41">Cuando un nodo requiere confirmación de paso, el carro muestra “cross_confirmation_needed” a 1 en cart_state. Si no recibe este mensaje a tiempo se detendrá hasta recibirlo al llegar al nodo asociado. Es el nodo end_node de cart_state.</text:p>
      <text:h text:style-name="P49" text:outline-level="3"><text:soft-page-break/>Order_type: <text:span text:style-name="T1">idle_processing</text:span>.</text:h>
      <table:table table:name="Taula10" table:style-name="Taula10" table:template-name="Simple Grid Columns">
        <table:table-column table:style-name="Taula10.A"/>
        <table:table-column table:style-name="Taula10.B"/>
        <table:table-column table:style-name="Taula10.C"/>
        <table:table-row>
          <table:table-cell table:style-name="Taula10.A1" office:value-type="string">
            <text:p text:style-name="P7">Campo</text:p>
          </table:table-cell>
          <table:table-cell table:style-name="Taula10.B1" office:value-type="string">
            <text:p text:style-name="P7">Longitud</text:p>
          </table:table-cell>
          <table:table-cell table:style-name="Taula10.A1" office:value-type="string">
            <text:p text:style-name="P7">Descripción</text:p>
          </table:table-cell>
        </table:table-row>
        <table:table-row>
          <table:table-cell table:style-name="Taula10.A2" office:value-type="string">
            <text:p text:style-name="P7">type</text:p>
          </table:table-cell>
          <table:table-cell table:style-name="Taula10.B2" office:value-type="float" office:value="3">
            <text:p text:style-name="P7">3</text:p>
          </table:table-cell>
          <table:table-cell table:style-name="Taula10.A2" office:value-type="string">
            <text:p text:style-name="P7">idle_processing. Ver Order_type.</text:p>
          </table:table-cell>
        </table:table-row>
        <table:table-row table:style-name="Taula10.3">
          <table:table-cell table:style-name="Taula10.A3" office:value-type="string">
            <text:p text:style-name="P7">msg_id</text:p>
          </table:table-cell>
          <table:table-cell table:style-name="Taula10.B3" office:value-type="float" office:value="5">
            <text:p text:style-name="P7">5</text:p>
          </table:table-cell>
          <table:table-cell table:style-name="Taula10.C3" office:value-type="string">
            <text:p text:style-name="P7">Identificador de mensaje. Incrementar en cada nuevo mensaje.</text:p>
          </table:table-cell>
        </table:table-row>
      </table:table>
      <text:p text:style-name="P42">El gateway responde con ack o nack.</text:p>
      <text:p text:style-name="P41">Los carros necesitan efectuar un proceso interno de mantenimiento de logs, etc. periódicamente. Esto se puede configurar en el gateway, o mediante este mensaje se indica al gateway que ahora es un buen momento para hacerlo. Hace que todos los carros realicen este proceso en la primera ocasión disponible.</text:p>
      <text:p text:style-name="P2"><text:span text:style-name="T2">Respuestas d</text:span>el gateway</text:p>
      <text:h text:style-name="P50" text:outline-level="3">Order_type: <text:span text:style-name="T2">transit_ack</text:span>.</text:h>
      <table:table table:name="Taula11" table:style-name="Taula11" table:template-name="Simple Grid Columns">
        <table:table-column table:style-name="Taula11.A"/>
        <table:table-column table:style-name="Taula11.B"/>
        <table:table-column table:style-name="Taula11.C"/>
        <table:table-row>
          <table:table-cell table:style-name="Taula11.A1" office:value-type="string">
            <text:p text:style-name="P8">Campo</text:p>
          </table:table-cell>
          <table:table-cell table:style-name="Taula11.B1" office:value-type="string">
            <text:p text:style-name="P8">Longitud</text:p>
          </table:table-cell>
          <table:table-cell table:style-name="Taula11.A1" office:value-type="string">
            <text:p text:style-name="P8">Descripción</text:p>
          </table:table-cell>
        </table:table-row>
        <table:table-row>
          <table:table-cell table:style-name="Taula11.A2" office:value-type="string">
            <text:p text:style-name="P8">type</text:p>
          </table:table-cell>
          <table:table-cell table:style-name="Taula11.B2" office:value-type="float" office:value="3">
            <text:p text:style-name="P8">3</text:p>
          </table:table-cell>
          <table:table-cell table:style-name="Taula11.A2" office:value-type="string">
            <text:p text:style-name="P8"><text:span text:style-name="T2">transit_ack</text:span>. Ver Order_type.</text:p>
          </table:table-cell>
        </table:table-row>
        <table:table-row>
          <table:table-cell table:style-name="Taula11.A2" office:value-type="string">
            <text:p text:style-name="P8">msg_id</text:p>
          </table:table-cell>
          <table:table-cell table:style-name="Taula11.B2" office:value-type="float" office:value="5">
            <text:p text:style-name="P8">5</text:p>
          </table:table-cell>
          <table:table-cell table:style-name="Taula11.A2" office:value-type="string">
            <text:p text:style-name="P8">Identificador de mensaje. Incrementa<text:span text:style-name="T3">do</text:span> en cada nuevo mensaje.</text:p>
          </table:table-cell>
        </table:table-row>
        <table:table-row table:style-name="Taula11.4">
          <table:table-cell table:style-name="Taula11.A2" office:value-type="string">
            <text:p text:style-name="P8">cart_id</text:p>
          </table:table-cell>
          <table:table-cell table:style-name="Taula11.B2" office:value-type="float" office:value="5">
            <text:p text:style-name="P8">5</text:p>
          </table:table-cell>
          <table:table-cell table:style-name="Taula11.A2" office:value-type="string">
            <text:p text:style-name="P8">Identificador del carro.</text:p>
          </table:table-cell>
        </table:table-row>
        <table:table-row table:style-name="Taula11.4">
          <table:table-cell table:style-name="Taula11.A2" office:value-type="string">
            <text:p text:style-name="P15">src_type</text:p>
          </table:table-cell>
          <table:table-cell table:style-name="Taula11.B2" office:value-type="float" office:value="3">
            <text:p text:style-name="P15">3</text:p>
          </table:table-cell>
          <table:table-cell table:style-name="Taula11.A2" office:value-type="string">
            <text:p text:style-name="P15">Order_type de la orden a la cual se contesta (load, transit, unload, go_parking, go_node).</text:p>
          </table:table-cell>
        </table:table-row>
        <table:table-row table:style-name="Taula11.4">
          <table:table-cell table:style-name="Taula11.A2" office:value-type="string">
            <text:p text:style-name="P15">src_msg_id</text:p>
          </table:table-cell>
          <table:table-cell table:style-name="Taula11.B2" office:value-type="float" office:value="5">
            <text:p text:style-name="P15">5</text:p>
          </table:table-cell>
          <table:table-cell table:style-name="Taula11.A2" office:value-type="string">
            <text:p text:style-name="P15">Msg_id de la orden a la cual se contesta.</text:p>
          </table:table-cell>
        </table:table-row>
        <table:table-row table:style-name="Taula11.4">
          <table:table-cell table:style-name="Taula11.A7" office:value-type="string">
            <text:p text:style-name="P15">transit_id</text:p>
          </table:table-cell>
          <table:table-cell table:style-name="Taula11.B7" office:value-type="float" office:value="10">
            <text:p text:style-name="P15">10</text:p>
          </table:table-cell>
          <table:table-cell table:style-name="Taula11.C7" office:value-type="string">
            <text:p text:style-name="P15">Identificador de tránsito asignado por el gateway.</text:p>
          </table:table-cell>
        </table:table-row>
      </table:table>
      <text:p text:style-name="P42"/>
      <text:h text:style-name="P50" text:outline-level="3">Order_type: <text:span text:style-name="T2">ack</text:span>.</text:h>
      <table:table table:name="Taula12" table:style-name="Taula12" table:template-name="Simple Grid Columns">
        <table:table-column table:style-name="Taula12.A"/>
        <table:table-column table:style-name="Taula12.B"/>
        <table:table-column table:style-name="Taula12.C"/>
        <table:table-row>
          <table:table-cell table:style-name="Taula12.A1" office:value-type="string">
            <text:p text:style-name="P8">Campo</text:p>
          </table:table-cell>
          <table:table-cell table:style-name="Taula12.B1" office:value-type="string">
            <text:p text:style-name="P8">Longitud</text:p>
          </table:table-cell>
          <table:table-cell table:style-name="Taula12.A1" office:value-type="string">
            <text:p text:style-name="P8">Descripción</text:p>
          </table:table-cell>
        </table:table-row>
        <table:table-row>
          <table:table-cell table:style-name="Taula12.A2" office:value-type="string">
            <text:p text:style-name="P8">type</text:p>
          </table:table-cell>
          <table:table-cell table:style-name="Taula12.B2" office:value-type="float" office:value="3">
            <text:p text:style-name="P8">3</text:p>
          </table:table-cell>
          <table:table-cell table:style-name="Taula12.A2" office:value-type="string">
            <text:p text:style-name="P8"><text:span text:style-name="T2">ack</text:span>. Ver Order_type.</text:p>
          </table:table-cell>
        </table:table-row>
        <table:table-row>
          <table:table-cell table:style-name="Taula12.A2" office:value-type="string">
            <text:p text:style-name="P8">msg_id</text:p>
          </table:table-cell>
          <table:table-cell table:style-name="Taula12.B2" office:value-type="float" office:value="5">
            <text:p text:style-name="P8">5</text:p>
          </table:table-cell>
          <table:table-cell table:style-name="Taula12.A2" office:value-type="string">
            <text:p text:style-name="P8">Identificador de mensaje. Incrementa<text:span text:style-name="T3">do</text:span> en cada nuevo mensaje.</text:p>
          </table:table-cell>
        </table:table-row>
        <table:table-row table:style-name="Taula12.4">
          <table:table-cell table:style-name="Taula12.A2" office:value-type="string">
            <text:p text:style-name="P8">cart_id</text:p>
          </table:table-cell>
          <table:table-cell table:style-name="Taula12.B2" office:value-type="float" office:value="5">
            <text:p text:style-name="P8">5</text:p>
          </table:table-cell>
          <table:table-cell table:style-name="Taula12.A2" office:value-type="string">
            <text:p text:style-name="P8">Identificador del carro.</text:p>
          </table:table-cell>
        </table:table-row>
        <table:table-row table:style-name="Taula12.4">
          <table:table-cell table:style-name="Taula12.A2" office:value-type="string">
            <text:p text:style-name="P15">src_type</text:p>
          </table:table-cell>
          <table:table-cell table:style-name="Taula12.B2" office:value-type="float" office:value="3">
            <text:p text:style-name="P15">3</text:p>
          </table:table-cell>
          <table:table-cell table:style-name="Taula12.A2" office:value-type="string">
            <text:p text:style-name="P15">Order_type de la orden a la cual se contesta (load, transit, unload, go_parking, go_node).</text:p>
          </table:table-cell>
        </table:table-row>
        <table:table-row table:style-name="Taula12.4">
          <table:table-cell table:style-name="Taula12.A6" office:value-type="string">
            <text:p text:style-name="P15">src_msg_id</text:p>
          </table:table-cell>
          <table:table-cell table:style-name="Taula12.B6" office:value-type="float" office:value="5">
            <text:p text:style-name="P15">5</text:p>
          </table:table-cell>
          <table:table-cell table:style-name="Taula12.C6" office:value-type="string">
            <text:p text:style-name="P15">Msg_id de la orden a la cual se contesta.</text:p>
          </table:table-cell>
        </table:table-row>
      </table:table>
      <text:p text:style-name="P42"/>
      <text:h text:style-name="P50" text:outline-level="3">Order_type: <text:span text:style-name="T2">nack</text:span>.</text:h>
      <table:table table:name="Taula13" table:style-name="Taula13" table:template-name="Simple Grid Columns">
        <table:table-column table:style-name="Taula13.A"/>
        <table:table-column table:style-name="Taula13.B"/>
        <table:table-column table:style-name="Taula13.C"/>
        <table:table-row>
          <table:table-cell table:style-name="Taula13.A1" office:value-type="string">
            <text:p text:style-name="P8">Campo</text:p>
          </table:table-cell>
          <table:table-cell table:style-name="Taula13.B1" office:value-type="string">
            <text:p text:style-name="P8">Longitud</text:p>
          </table:table-cell>
          <table:table-cell table:style-name="Taula13.A1" office:value-type="string">
            <text:p text:style-name="P8">Descripción</text:p>
          </table:table-cell>
        </table:table-row>
        <table:table-row>
          <table:table-cell table:style-name="Taula13.A2" office:value-type="string">
            <text:p text:style-name="P8">type</text:p>
          </table:table-cell>
          <table:table-cell table:style-name="Taula13.B2" office:value-type="float" office:value="3">
            <text:p text:style-name="P8">3</text:p>
          </table:table-cell>
          <table:table-cell table:style-name="Taula13.A2" office:value-type="string">
            <text:p text:style-name="P8"><text:span text:style-name="T2">nack</text:span>. Ver Order_type.</text:p>
          </table:table-cell>
        </table:table-row>
        <table:table-row>
          <table:table-cell table:style-name="Taula13.A2" office:value-type="string">
            <text:p text:style-name="P8">msg_id</text:p>
          </table:table-cell>
          <table:table-cell table:style-name="Taula13.B2" office:value-type="float" office:value="5">
            <text:p text:style-name="P8">5</text:p>
          </table:table-cell>
          <table:table-cell table:style-name="Taula13.A2" office:value-type="string">
            <text:p text:style-name="P8">Identificador de mensaje. Incrementa<text:span text:style-name="T3">do</text:span> en cada nuevo mensaje.</text:p>
          </table:table-cell>
        </table:table-row>
        <table:table-row table:style-name="Taula13.4">
          <table:table-cell table:style-name="Taula13.A2" office:value-type="string">
            <text:p text:style-name="P8">cart_id</text:p>
          </table:table-cell>
          <table:table-cell table:style-name="Taula13.B2" office:value-type="float" office:value="5">
            <text:p text:style-name="P8">5</text:p>
          </table:table-cell>
          <table:table-cell table:style-name="Taula13.A2" office:value-type="string">
            <text:p text:style-name="P8">Identificador del carro.</text:p>
          </table:table-cell>
        </table:table-row>
        <table:table-row table:style-name="Taula13.4">
          <table:table-cell table:style-name="Taula13.A2" office:value-type="string">
            <text:p text:style-name="P15">src_type</text:p>
          </table:table-cell>
          <table:table-cell table:style-name="Taula13.B2" office:value-type="float" office:value="3">
            <text:p text:style-name="P15">3</text:p>
          </table:table-cell>
          <table:table-cell table:style-name="Taula13.A2" office:value-type="string">
            <text:p text:style-name="P15">Order_type de la orden a la cual se contesta (load, transit, unload, go_parking, go_node).</text:p>
          </table:table-cell>
        </table:table-row>
        <table:table-row table:style-name="Taula13.4">
          <table:table-cell table:style-name="Taula13.A2" office:value-type="string">
            <text:p text:style-name="P15">src_msg_id</text:p>
          </table:table-cell>
          <table:table-cell table:style-name="Taula13.B2" office:value-type="float" office:value="5">
            <text:p text:style-name="P15">5</text:p>
          </table:table-cell>
          <table:table-cell table:style-name="Taula13.A2" office:value-type="string">
            <text:p text:style-name="P15">Msg_id de la orden a la cual se contesta.</text:p>
          </table:table-cell>
        </table:table-row>
        <table:table-row table:style-name="Taula13.4">
          <table:table-cell table:style-name="Taula13.A7" office:value-type="string">
            <text:p text:style-name="P15">error_message</text:p>
          </table:table-cell>
          <table:table-cell table:style-name="Taula13.B7" office:value-type="float" office:value="10">
            <text:p text:style-name="P15">10</text:p>
          </table:table-cell>
          <table:table-cell table:style-name="Taula13.C7" office:value-type="string">
            <text:p text:style-name="P15">Mensaje de error descriptivo del problema.</text:p>
          </table:table-cell>
        </table:table-row>
      </table:table>
      <text:p text:style-name="P42"/>
      <text:p text:style-name="P3"><text:soft-page-break/>Mensajes de estado del gateway</text:p>
      <text:p text:style-name="P4">El gateway envía estos mensajes al cliente conectado no a petición suya, si no cada vez que hay un cambio de estado.</text:p>
      <text:h text:style-name="P51" text:outline-level="3">Order_type: <text:span text:style-name="T3">cart_state</text:span>.</text:h>
      <table:table table:name="Taula14" table:style-name="Taula14" table:template-name="Simple Grid Columns">
        <table:table-column table:style-name="Taula14.A"/>
        <table:table-column table:style-name="Taula14.B"/>
        <table:table-column table:style-name="Taula14.C"/>
        <table:table-row>
          <table:table-cell table:style-name="Taula14.A1" office:value-type="string">
            <text:p text:style-name="P9">Campo</text:p>
          </table:table-cell>
          <table:table-cell table:style-name="Taula14.B1" office:value-type="string">
            <text:p text:style-name="P9">Longitud</text:p>
          </table:table-cell>
          <table:table-cell table:style-name="Taula14.A1" office:value-type="string">
            <text:p text:style-name="P9">Descripción</text:p>
          </table:table-cell>
        </table:table-row>
        <table:table-row>
          <table:table-cell table:style-name="Taula14.A2" office:value-type="string">
            <text:p text:style-name="P9">type</text:p>
          </table:table-cell>
          <table:table-cell table:style-name="Taula14.B2" office:value-type="float" office:value="3">
            <text:p text:style-name="P9">3</text:p>
          </table:table-cell>
          <table:table-cell table:style-name="Taula14.A2" office:value-type="string">
            <text:p text:style-name="P9"><text:span text:style-name="T3">cart_state</text:span>. Ver Order_type.</text:p>
          </table:table-cell>
        </table:table-row>
        <table:table-row>
          <table:table-cell table:style-name="Taula14.A2" office:value-type="string">
            <text:p text:style-name="P9">msg_id</text:p>
          </table:table-cell>
          <table:table-cell table:style-name="Taula14.B2" office:value-type="float" office:value="5">
            <text:p text:style-name="P9">5</text:p>
          </table:table-cell>
          <table:table-cell table:style-name="Taula14.A2" office:value-type="string">
            <text:p text:style-name="P9">Identificador de mensaje. Incrementa<text:span text:style-name="T3">do</text:span> en cada nuevo mensaje.</text:p>
          </table:table-cell>
        </table:table-row>
        <table:table-row table:style-name="Taula14.4">
          <table:table-cell table:style-name="Taula14.A2" office:value-type="string">
            <text:p text:style-name="P9">cart_id</text:p>
          </table:table-cell>
          <table:table-cell table:style-name="Taula14.B2" office:value-type="float" office:value="5">
            <text:p text:style-name="P9">5</text:p>
          </table:table-cell>
          <table:table-cell table:style-name="Taula14.A2" office:value-type="string">
            <text:p text:style-name="P9">Identificador del carro.</text:p>
          </table:table-cell>
        </table:table-row>
        <table:table-row table:style-name="Taula14.4">
          <table:table-cell table:style-name="Taula14.A2" office:value-type="string">
            <text:p text:style-name="P16">cart_status</text:p>
          </table:table-cell>
          <table:table-cell table:style-name="Taula14.B2" office:value-type="float" office:value="4">
            <text:p text:style-name="P16">4</text:p>
          </table:table-cell>
          <table:table-cell table:style-name="Taula14.A2" office:value-type="string">
            <text:p text:style-name="P16">Ver Cart_status en Enumeraciones.</text:p>
          </table:table-cell>
        </table:table-row>
        <table:table-row table:style-name="Taula14.4">
          <table:table-cell table:style-name="Taula14.A2" office:value-type="string">
            <text:p text:style-name="P16">cart_phase</text:p>
          </table:table-cell>
          <table:table-cell table:style-name="Taula14.B2" office:value-type="float" office:value="1">
            <text:p text:style-name="P16">1</text:p>
          </table:table-cell>
          <table:table-cell table:style-name="Taula14.A2" office:value-type="string">
            <text:p text:style-name="P16">Ver Cart_phase en Enumeraciones.</text:p>
          </table:table-cell>
        </table:table-row>
        <table:table-row table:style-name="Taula14.4">
          <table:table-cell table:style-name="Taula14.A2" office:value-type="string">
            <text:p text:style-name="P16">ini_node</text:p>
          </table:table-cell>
          <table:table-cell table:style-name="Taula14.B2" office:value-type="float" office:value="5">
            <text:p text:style-name="P16">5</text:p>
          </table:table-cell>
          <table:table-cell table:style-name="Taula14.A2" office:value-type="string">
            <text:p text:style-name="P16">Nodo inicial del segmento en curso.</text:p>
          </table:table-cell>
        </table:table-row>
        <table:table-row table:style-name="Taula14.4">
          <table:table-cell table:style-name="Taula14.A2" office:value-type="string">
            <text:p text:style-name="P16">rel_position</text:p>
          </table:table-cell>
          <table:table-cell table:style-name="Taula14.B2" office:value-type="float" office:value="3">
            <text:p text:style-name="P16">3</text:p>
          </table:table-cell>
          <table:table-cell table:style-name="Taula14.A2" office:value-type="string">
            <text:p text:style-name="P16">Porcentaje recorrido del segmento en curso.</text:p>
          </table:table-cell>
        </table:table-row>
        <table:table-row table:style-name="Taula14.4">
          <table:table-cell table:style-name="Taula14.A2" office:value-type="string">
            <text:p text:style-name="P16">end_node</text:p>
          </table:table-cell>
          <table:table-cell table:style-name="Taula14.B2" office:value-type="float" office:value="5">
            <text:p text:style-name="P16">5</text:p>
          </table:table-cell>
          <table:table-cell table:style-name="Taula14.A2" office:value-type="string">
            <text:p text:style-name="P16">Nodo final del segmento en curso.</text:p>
          </table:table-cell>
        </table:table-row>
        <table:table-row table:style-name="Taula14.4">
          <table:table-cell table:style-name="Taula14.A2" office:value-type="string">
            <text:p text:style-name="P16">next_node</text:p>
          </table:table-cell>
          <table:table-cell table:style-name="Taula14.B2" office:value-type="float" office:value="5">
            <text:p text:style-name="P16">5</text:p>
          </table:table-cell>
          <table:table-cell table:style-name="Taula14.A2" office:value-type="string">
            <text:p text:style-name="P16">Nodo final del siguiente segmento.</text:p>
          </table:table-cell>
        </table:table-row>
        <table:table-row table:style-name="Taula14.4">
          <table:table-cell table:style-name="Taula14.A2" office:value-type="string">
            <text:p text:style-name="P16">speed_mms</text:p>
          </table:table-cell>
          <table:table-cell table:style-name="Taula14.B2" office:value-type="float" office:value="5">
            <text:p text:style-name="P16">5</text:p>
          </table:table-cell>
          <table:table-cell table:style-name="Taula14.A2" office:value-type="string">
            <text:p text:style-name="P16">Velocidad actual en milímetros por segundo.</text:p>
          </table:table-cell>
        </table:table-row>
        <table:table-row table:style-name="Taula14.12">
          <table:table-cell table:style-name="Taula14.A2" office:value-type="string">
            <text:p text:style-name="P16">cross_confirmation_needed</text:p>
          </table:table-cell>
          <table:table-cell table:style-name="Taula14.B2" office:value-type="float" office:value="1">
            <text:p text:style-name="P16">1</text:p>
          </table:table-cell>
          <table:table-cell table:style-name="Taula14.A2" office:value-type="string">
            <text:p text:style-name="P16">A 1 si espera recibir un mensaje de tipo cross_granted para el nodo end_node. No pasará al segmento siguiente (end_node, next_node) hasta que no lo reciba.</text:p>
          </table:table-cell>
        </table:table-row>
        <table:table-row table:style-name="Taula14.12">
          <table:table-cell table:style-name="Taula14.A13" office:value-type="string">
            <text:p text:style-name="P16">orders</text:p>
          </table:table-cell>
          <table:table-cell table:style-name="Taula14.B13" office:value-type="float" office:value="164">
            <text:p text:style-name="P16">164</text:p>
          </table:table-cell>
          <table:table-cell table:style-name="Taula14.C13" office:value-type="string">
            <text:p text:style-name="P16">Contiene 2 Transit_order (<text:span text:style-name="T19">77</text:span> bytes cada una). Ver Transit_order en Estructuras.</text:p>
          </table:table-cell>
        </table:table-row>
      </table:table>
      <text:p text:style-name="P43"/>
      <text:h text:style-name="P51" text:outline-level="3">Order_type: <text:span text:style-name="T3">circuit_state</text:span>.</text:h>
      <table:table table:name="Taula15" table:style-name="Taula15" table:template-name="Simple Grid Columns">
        <table:table-column table:style-name="Taula15.A"/>
        <table:table-column table:style-name="Taula15.B"/>
        <table:table-column table:style-name="Taula15.C"/>
        <table:table-row>
          <table:table-cell table:style-name="Taula15.A1" office:value-type="string">
            <text:p text:style-name="P9">Campo</text:p>
          </table:table-cell>
          <table:table-cell table:style-name="Taula15.B1" office:value-type="string">
            <text:p text:style-name="P9">Longitud</text:p>
          </table:table-cell>
          <table:table-cell table:style-name="Taula15.A1" office:value-type="string">
            <text:p text:style-name="P9">Descripción</text:p>
          </table:table-cell>
        </table:table-row>
        <table:table-row>
          <table:table-cell table:style-name="Taula15.A2" office:value-type="string">
            <text:p text:style-name="P9">type</text:p>
          </table:table-cell>
          <table:table-cell table:style-name="Taula15.B2" office:value-type="float" office:value="3">
            <text:p text:style-name="P9">3</text:p>
          </table:table-cell>
          <table:table-cell table:style-name="Taula15.A2" office:value-type="string">
            <text:p text:style-name="P9"><text:span text:style-name="T3">circuit_state</text:span>. Ver Order_type.</text:p>
          </table:table-cell>
        </table:table-row>
        <table:table-row>
          <table:table-cell table:style-name="Taula15.A2" office:value-type="string">
            <text:p text:style-name="P9">msg_id</text:p>
          </table:table-cell>
          <table:table-cell table:style-name="Taula15.B2" office:value-type="float" office:value="5">
            <text:p text:style-name="P9">5</text:p>
          </table:table-cell>
          <table:table-cell table:style-name="Taula15.A2" office:value-type="string">
            <text:p text:style-name="P9">Identificador de mensaje. Incrementa<text:span text:style-name="T3">do</text:span> en cada nuevo mensaje.</text:p>
          </table:table-cell>
        </table:table-row>
        <table:table-row table:style-name="Taula15.4">
          <table:table-cell table:style-name="Taula15.A2" office:value-type="string">
            <text:p text:style-name="P9">c<text:span text:style-name="T3">ircuit_voltage</text:span></text:p>
          </table:table-cell>
          <table:table-cell table:style-name="Taula15.B2" office:value-type="float" office:value="5">
            <text:p text:style-name="P9">5</text:p>
          </table:table-cell>
          <table:table-cell table:style-name="Taula15.A2" office:value-type="string">
            <text:p text:style-name="P16">Voltaje del circuito. Formato xxx.x</text:p>
          </table:table-cell>
        </table:table-row>
        <table:table-row table:style-name="Taula15.4">
          <table:table-cell table:style-name="Taula15.A2" office:value-type="string">
            <text:p text:style-name="P16">circuit_current</text:p>
          </table:table-cell>
          <table:table-cell table:style-name="Taula15.B2" office:value-type="float" office:value="5">
            <text:p text:style-name="P16">5</text:p>
          </table:table-cell>
          <table:table-cell table:style-name="Taula15.A2" office:value-type="string">
            <text:p text:style-name="P16">Amperaje del circuito. Formato xxx.x</text:p>
          </table:table-cell>
        </table:table-row>
        <table:table-row table:style-name="Taula15.4">
          <table:table-cell table:style-name="Taula15.A2" office:value-type="string">
            <text:p text:style-name="P16">working_carts</text:p>
          </table:table-cell>
          <table:table-cell table:style-name="Taula15.B2" office:value-type="float" office:value="5">
            <text:p text:style-name="P16">5</text:p>
          </table:table-cell>
          <table:table-cell table:style-name="Taula15.A2" office:value-type="string">
            <text:p text:style-name="P16">Número de carros preparados para trabajar.</text:p>
          </table:table-cell>
        </table:table-row>
        <table:table-row table:style-name="Taula15.4">
          <table:table-cell table:style-name="Taula15.A2" office:value-type="string">
            <text:p text:style-name="P16">check</text:p>
          </table:table-cell>
          <table:table-cell table:style-name="Taula15.B2" office:value-type="float" office:value="7">
            <text:p text:style-name="P16">7</text:p>
          </table:table-cell>
          <table:table-cell table:style-name="Taula15.A2" office:value-type="string">
            <text:p text:style-name="P16">Comprobaciones del circuito. Ver Circuit_check en Enumeraciones.</text:p>
          </table:table-cell>
        </table:table-row>
        <table:table-row table:style-name="Taula15.4">
          <table:table-cell table:style-name="Taula15.A2" office:value-type="string">
            <text:p text:style-name="P16">target_mode</text:p>
          </table:table-cell>
          <table:table-cell table:style-name="Taula15.B2" office:value-type="float" office:value="1">
            <text:p text:style-name="P16">1</text:p>
          </table:table-cell>
          <table:table-cell table:style-name="Taula15.A2" office:value-type="string">
            <text:p text:style-name="P16">Modo de funcionamiento asignado al circuito. Ver Circuit_mode en Enumeraciones.</text:p>
          </table:table-cell>
        </table:table-row>
        <table:table-row table:style-name="Taula15.4">
          <table:table-cell table:style-name="Taula15.A9" office:value-type="string">
            <text:p text:style-name="P16">mode</text:p>
          </table:table-cell>
          <table:table-cell table:style-name="Taula15.B9" office:value-type="float" office:value="1">
            <text:p text:style-name="P16">1</text:p>
          </table:table-cell>
          <table:table-cell table:style-name="Taula15.C9" office:value-type="string">
            <text:p text:style-name="P16">Modo de funcionamiento efectivo del circuito. Debería coincidir con target_mode, pero puede no hacerlo dependiendo de las condiciones detectadas en check. Ver Circuit_mode en Enumeraciones.</text:p>
          </table:table-cell>
        </table:table-row>
      </table:table>
      <text:p text:style-name="P43"/>
      <text:h text:style-name="P52" text:outline-level="3">Order_type: <text:span text:style-name="T16">station</text:span><text:span text:style-name="T3">_state</text:span>.</text:h>
      <table:table table:name="Taula23" table:style-name="Taula23" table:template-name="Simple Grid Columns">
        <table:table-column table:style-name="Taula23.A"/>
        <table:table-column table:style-name="Taula23.B"/>
        <table:table-column table:style-name="Taula23.C"/>
        <table:table-row>
          <table:table-cell table:style-name="Taula23.A1" office:value-type="string">
            <text:p text:style-name="P14">Campo</text:p>
          </table:table-cell>
          <table:table-cell table:style-name="Taula23.B1" office:value-type="string">
            <text:p text:style-name="P14">Longitud</text:p>
          </table:table-cell>
          <table:table-cell table:style-name="Taula23.A1" office:value-type="string">
            <text:p text:style-name="P14">Descripción</text:p>
          </table:table-cell>
        </table:table-row>
        <table:table-row>
          <table:table-cell table:style-name="Taula23.A2" office:value-type="string">
            <text:p text:style-name="P14">type</text:p>
          </table:table-cell>
          <table:table-cell table:style-name="Taula23.B2" office:value-type="float" office:value="3">
            <text:p text:style-name="P14">3</text:p>
          </table:table-cell>
          <table:table-cell table:style-name="Taula23.A2" office:value-type="string">
            <text:p text:style-name="P14"><text:span text:style-name="T16">station</text:span><text:span text:style-name="T3">_state</text:span>. Ver Order_type.</text:p>
          </table:table-cell>
        </table:table-row>
        <table:table-row>
          <table:table-cell table:style-name="Taula23.A2" office:value-type="string">
            <text:p text:style-name="P14">msg_id</text:p>
          </table:table-cell>
          <table:table-cell table:style-name="Taula23.B2" office:value-type="float" office:value="5">
            <text:p text:style-name="P14">5</text:p>
          </table:table-cell>
          <table:table-cell table:style-name="Taula23.A2" office:value-type="string">
            <text:p text:style-name="P14">Identificador de mensaje. Incrementa<text:span text:style-name="T3">do</text:span> en cada nuevo mensaje.</text:p>
          </table:table-cell>
        </table:table-row>
        <table:table-row table:style-name="Taula23.4">
          <table:table-cell table:style-name="Taula23.A2" office:value-type="string">
            <text:p text:style-name="P31">station_id</text:p>
          </table:table-cell>
          <table:table-cell table:style-name="Taula23.B2" office:value-type="float" office:value="5">
            <text:p text:style-name="P31">5</text:p>
          </table:table-cell>
          <table:table-cell table:style-name="Taula23.A2" office:value-type="string">
            <text:p text:style-name="P31">Identificador de la estación</text:p>
          </table:table-cell>
        </table:table-row>
        <text:soft-page-break/>
        <table:table-row table:style-name="Taula23.4">
          <table:table-cell table:style-name="Taula23.A2" office:value-type="string">
            <text:p text:style-name="P31">station_type</text:p>
          </table:table-cell>
          <table:table-cell table:style-name="Taula23.B2" office:value-type="float" office:value="5">
            <text:p text:style-name="P31">5</text:p>
          </table:table-cell>
          <table:table-cell table:style-name="Taula23.A2" office:value-type="string">
            <text:p text:style-name="P31">Tipo de la estación</text:p>
          </table:table-cell>
        </table:table-row>
        <table:table-row table:style-name="Taula23.4">
          <table:table-cell table:style-name="Taula23.A6" office:value-type="string">
            <text:p text:style-name="P31">box_ready</text:p>
          </table:table-cell>
          <table:table-cell table:style-name="Taula23.B6" office:value-type="float" office:value="1">
            <text:p text:style-name="P31">1</text:p>
          </table:table-cell>
          <table:table-cell table:style-name="Taula23.C6" office:value-type="string">
            <text:p text:style-name="P32">Indica si tenemos una carga disponible o no</text:p>
          </table:table-cell>
        </table:table-row>
      </table:table>
      <text:p text:style-name="P44"/>
      <text:p text:style-name="P43"/>
      <text:p text:style-name="P3">Estructuras</text:p>
      <text:h text:style-name="P51" text:outline-level="3"><text:span text:style-name="T3">Transit_order</text:span>.</text:h>
      <table:table table:name="Taula16" table:style-name="Taula16" table:template-name="Simple Grid Columns">
        <table:table-column table:style-name="Taula16.A"/>
        <table:table-column table:style-name="Taula16.B"/>
        <table:table-column table:style-name="Taula16.C"/>
        <table:table-row>
          <table:table-cell table:style-name="Taula16.A1" office:value-type="string">
            <text:p text:style-name="P9">Campo</text:p>
          </table:table-cell>
          <table:table-cell table:style-name="Taula16.B1" office:value-type="string">
            <text:p text:style-name="P9">Longitud</text:p>
          </table:table-cell>
          <table:table-cell table:style-name="Taula16.A1" office:value-type="string">
            <text:p text:style-name="P9">Descripción</text:p>
          </table:table-cell>
        </table:table-row>
        <table:table-row>
          <table:table-cell table:style-name="Taula16.A2" office:value-type="string">
            <text:p text:style-name="P16">use</text:p>
          </table:table-cell>
          <table:table-cell table:style-name="Taula16.B2" office:value-type="float" office:value="1">
            <text:p text:style-name="P16">1</text:p>
          </table:table-cell>
          <table:table-cell table:style-name="Taula16.A2" office:value-type="string">
            <text:p text:style-name="P16">Indica si el tránsito está o no en uso, y si se está ejecutando o es el próximo a ejecutarse. Ver Order_use en Enumeraciones.</text:p>
          </table:table-cell>
        </table:table-row>
        <table:table-row>
          <table:table-cell table:style-name="Taula16.A2" office:value-type="string">
            <text:p text:style-name="P16">type</text:p>
          </table:table-cell>
          <table:table-cell table:style-name="Taula16.B2" office:value-type="float" office:value="3">
            <text:p text:style-name="P16">3</text:p>
          </table:table-cell>
          <table:table-cell table:style-name="Taula16.A2" office:value-type="string">
            <text:p text:style-name="P16">load, transit, unload, go_parking, go_node. Ver Order_type.</text:p>
          </table:table-cell>
        </table:table-row>
        <table:table-row table:style-name="Taula16.4">
          <table:table-cell table:style-name="Taula16.A2" office:value-type="string">
            <text:p text:style-name="P38">Node <text:span text:style-name="T18">(obsoleto)</text:span></text:p>
          </table:table-cell>
          <table:table-cell table:style-name="Taula16.B2" office:value-type="float" office:value="5">
            <text:p text:style-name="P9"><text:span text:style-name="T20">5</text:span></text:p>
          </table:table-cell>
          <table:table-cell table:style-name="Taula16.A2" office:value-type="string">
            <text:p text:style-name="P37">Nodo de destino para go_parking y go_node. <text:span text:style-name="T7">Para go_parking, cero indica el parking más próximo a la posición de inicio.</text:span><text:span text:style-name="T17"> </text:span></text:p>
          </table:table-cell>
        </table:table-row>
        <table:table-row table:style-name="Taula16.4">
          <table:table-cell table:style-name="Taula16.A2" office:value-type="string">
            <text:p text:style-name="P16">station_id</text:p>
          </table:table-cell>
          <table:table-cell table:style-name="Taula16.B2" office:value-type="float" office:value="5">
            <text:p text:style-name="P16">5</text:p>
          </table:table-cell>
          <table:table-cell table:style-name="Taula16.A2" office:value-type="string">
            <text:p text:style-name="P16">Estación de destino <text:span text:style-name="T5">para load, transit, unload</text:span>.</text:p>
          </table:table-cell>
        </table:table-row>
        <table:table-row table:style-name="Taula16.4">
          <table:table-cell table:style-name="Taula16.A2" office:value-type="string">
            <text:p text:style-name="P16">station_type</text:p>
          </table:table-cell>
          <table:table-cell table:style-name="Taula16.B2" office:value-type="float" office:value="5">
            <text:p text:style-name="P16">5</text:p>
          </table:table-cell>
          <table:table-cell table:style-name="Taula16.A2" office:value-type="string">
            <text:p text:style-name="P16">Identifica la estación de destino junto a station_id.</text:p>
          </table:table-cell>
        </table:table-row>
        <table:table-row table:style-name="Taula16.4">
          <table:table-cell table:style-name="Taula16.A2" office:value-type="string">
            <text:p text:style-name="P16">level</text:p>
          </table:table-cell>
          <table:table-cell table:style-name="Taula16.B2" office:value-type="float" office:value="2">
            <text:p text:style-name="P16">2</text:p>
          </table:table-cell>
          <table:table-cell table:style-name="Taula16.A2" office:value-type="string">
            <text:p text:style-name="P16">Nivel a operar en la estación: [0..15]</text:p>
          </table:table-cell>
        </table:table-row>
        <table:table-row table:style-name="Taula16.4">
          <table:table-cell table:style-name="Taula16.A2" office:value-type="string">
            <text:p text:style-name="P16">options</text:p>
          </table:table-cell>
          <table:table-cell table:style-name="Taula16.B2" office:value-type="float" office:value="10">
            <text:p text:style-name="P16">10</text:p>
          </table:table-cell>
          <table:table-cell table:style-name="Taula16.A2" office:value-type="string">
            <text:p text:style-name="P16">Opciones asociadas al tránsito al crearlo.</text:p>
          </table:table-cell>
        </table:table-row>
        <table:table-row table:style-name="Taula16.4">
          <table:table-cell table:style-name="Taula16.A2" office:value-type="string">
            <text:p text:style-name="P16">transit_id</text:p>
          </table:table-cell>
          <table:table-cell table:style-name="Taula16.B2" office:value-type="float" office:value="10">
            <text:p text:style-name="P16">10</text:p>
          </table:table-cell>
          <table:table-cell table:style-name="Taula16.A2" office:value-type="string">
            <text:p text:style-name="P16">Identificador asignado al tránsito. Devuelto por transit_ack.</text:p>
          </table:table-cell>
        </table:table-row>
        <table:table-row table:style-name="Taula16.4">
          <table:table-cell table:style-name="Taula16.A2" office:value-type="string">
            <text:p text:style-name="P16">cargo_id</text:p>
          </table:table-cell>
          <table:table-cell table:style-name="Taula16.B2" office:value-type="float" office:value="10">
            <text:p text:style-name="P16">10</text:p>
          </table:table-cell>
          <table:table-cell table:style-name="Taula16.A2" office:value-type="string">
            <text:p text:style-name="P16">cargo_id proporcionado.</text:p>
          </table:table-cell>
        </table:table-row>
        <table:table-row table:style-name="Taula16.4">
          <table:table-cell table:style-name="Taula16.A2" office:value-type="string">
            <text:p text:style-name="P16">phase</text:p>
          </table:table-cell>
          <table:table-cell table:style-name="Taula16.B2" office:value-type="float" office:value="1">
            <text:p text:style-name="P16">1</text:p>
          </table:table-cell>
          <table:table-cell table:style-name="Taula16.A2" office:value-type="string">
            <text:p text:style-name="P16">Fase del tránsito. Ver Transit_phase en Enumeraciones.</text:p>
          </table:table-cell>
        </table:table-row>
        <table:table-row table:style-name="Taula16.4">
          <table:table-cell table:style-name="Taula16.A2" office:value-type="string">
            <text:p text:style-name="P16">inputs</text:p>
          </table:table-cell>
          <table:table-cell table:style-name="Taula16.B2" office:value-type="float" office:value="10">
            <text:p text:style-name="P16">10</text:p>
          </table:table-cell>
          <table:table-cell table:style-name="Taula16.A2" office:value-type="string">
            <text:p text:style-name="P16">Valores de input que el hook debe considerar, asignados al crear el tránsito o mediante send_inputs.</text:p>
          </table:table-cell>
        </table:table-row>
        <table:table-row table:style-name="Taula16.4">
          <table:table-cell table:style-name="Taula16.A2" office:value-type="string">
            <text:p text:style-name="P16">outputs</text:p>
          </table:table-cell>
          <table:table-cell table:style-name="Taula16.B2" office:value-type="float" office:value="10">
            <text:p text:style-name="P16">10</text:p>
          </table:table-cell>
          <table:table-cell table:style-name="Taula16.A2" office:value-type="string">
            <text:p text:style-name="P16">Valores de output que el hook ofrece.</text:p>
          </table:table-cell>
        </table:table-row>
        <table:table-row table:style-name="Taula16.4">
          <table:table-cell table:style-name="Taula16.A14" office:value-type="string">
            <text:p text:style-name="P16">last_command</text:p>
          </table:table-cell>
          <table:table-cell table:style-name="Taula16.B14" office:value-type="float" office:value="10">
            <text:p text:style-name="P16">10</text:p>
          </table:table-cell>
          <table:table-cell table:style-name="Taula16.C14" office:value-type="string">
            <text:p text:style-name="P16">Ultimo comando (ver send_command) recibido.</text:p>
          </table:table-cell>
        </table:table-row>
      </table:table>
      <text:p text:style-name="P43"/>
      <text:p text:style-name="P3">Enumeraciones</text:p>
      <text:h text:style-name="P51" text:outline-level="3"><text:span text:style-name="T3">Order_use</text:span>.</text:h>
      <table:table table:name="Taula17" table:style-name="Taula17" table:template-name="Simple Grid Columns">
        <table:table-column table:style-name="Taula17.A"/>
        <table:table-column table:style-name="Taula17.B"/>
        <table:table-column table:style-name="Taula17.C"/>
        <table:table-row>
          <table:table-cell table:style-name="Taula17.A1" office:value-type="string">
            <text:p text:style-name="P16">Nombre</text:p>
          </table:table-cell>
          <table:table-cell table:style-name="Taula17.B1" office:value-type="string">
            <text:p text:style-name="P16">Valor</text:p>
          </table:table-cell>
          <table:table-cell table:style-name="Taula17.A1" office:value-type="string">
            <text:p text:style-name="P9">Descripción</text:p>
          </table:table-cell>
        </table:table-row>
        <table:table-row>
          <table:table-cell table:style-name="Taula17.A2" office:value-type="string">
            <text:p text:style-name="P16">unused</text:p>
          </table:table-cell>
          <table:table-cell table:style-name="Taula17.B2" office:value-type="float" office:value="0">
            <text:p text:style-name="P16">0</text:p>
          </table:table-cell>
          <table:table-cell table:style-name="Taula17.A2" office:value-type="string">
            <text:p text:style-name="P16">El tránsito no está en uso.</text:p>
          </table:table-cell>
        </table:table-row>
        <table:table-row>
          <table:table-cell table:style-name="Taula17.A2" office:value-type="string">
            <text:p text:style-name="P16">previous</text:p>
          </table:table-cell>
          <table:table-cell table:style-name="Taula17.B2" office:value-type="float" office:value="1">
            <text:p text:style-name="P16">1</text:p>
          </table:table-cell>
          <table:table-cell table:style-name="Taula17.A2" office:value-type="string">
            <text:p text:style-name="P16">El tránsito ha terminado y ha sido reemplazado por el siguiente.</text:p>
          </table:table-cell>
        </table:table-row>
        <table:table-row table:style-name="Taula17.4">
          <table:table-cell table:style-name="Taula17.A2" office:value-type="string">
            <text:p text:style-name="P16">current</text:p>
          </table:table-cell>
          <table:table-cell table:style-name="Taula17.B2" office:value-type="float" office:value="2">
            <text:p text:style-name="P16">2</text:p>
          </table:table-cell>
          <table:table-cell table:style-name="Taula17.A2" office:value-type="string">
            <text:p text:style-name="P16">Éste es el tránsito en curso actual.</text:p>
          </table:table-cell>
        </table:table-row>
        <table:table-row table:style-name="Taula17.4">
          <table:table-cell table:style-name="Taula17.A5" office:value-type="string">
            <text:p text:style-name="P16">next</text:p>
          </table:table-cell>
          <table:table-cell table:style-name="Taula17.B5" office:value-type="float" office:value="3">
            <text:p text:style-name="P16">3</text:p>
          </table:table-cell>
          <table:table-cell table:style-name="Taula17.C5" office:value-type="string">
            <text:p text:style-name="P16">Siguiente tránsito a ejecutar.</text:p>
          </table:table-cell>
        </table:table-row>
      </table:table>
      <text:p text:style-name="P45"/>
      <text:p text:style-name="P45">El carro contiene dos posiciones de tránsito:</text:p>
      <text:p text:style-name="P45"><text:tab/>- Como máximo una puede tener uso ‘previous’.</text:p>
      <text:p text:style-name="P45"><text:tab/>- Como máximo una puede tener uso ‘current’.</text:p>
      <text:p text:style-name="P45"><text:tab/>- Como máximo una puede tener uso ‘next’.</text:p>
      <text:p text:style-name="P45"><text:tab/>- Las dos pueden tener uso ‘unused’.</text:p>
      <text:p text:style-name="P45">En un principio las dos están ‘unused’. Cuando llega una orden de tránsito:</text:p>
      <text:p text:style-name="P45"><text:tab/>- Reemplaza la primera ‘unused’ si hay una.</text:p>
      <text:p text:style-name="P45"><text:soft-page-break/><text:tab/>- Si no, reemplaza la ‘previous’, si hay.</text:p>
      <text:p text:style-name="P45"><text:tab/>- Si no, falla.</text:p>
      <text:p text:style-name="P45">El nuevo comando tiene uso ‘next’, a menos que:</text:p>
      <text:p text:style-name="P45"><text:tab/>- <text:span text:style-name="T6">No hay un ‘current’: el nuevo pasa a ‘current’.</text:span></text:p>
      <text:p text:style-name="P45"><text:tab/>- <text:span text:style-name="T6">El transito ‘current’ ha acabado (transit_phase == transit_done):</text:span></text:p>
      <text:p text:style-name="P45"><text:tab/><text:tab/>- <text:span text:style-name="T6">‘current’ pasa a ‘previous’.</text:span></text:p>
      <text:p text:style-name="P45"><text:tab/><text:tab/>- <text:span text:style-name="T6">el nuevo pasa a ‘current’ y transit_phase refleja el estado inicial.</text:span></text:p>
      <text:p text:style-name="P46">Cuando existen simultáneamente un tránsito ‘current’ y otro ‘next’ y la fase del actual pasa a ‘transit_done’ el cambio se produce automáticamente:</text:p>
      <text:p text:style-name="P46"><text:tab/>- ‘current’ pasa a ‘previous’</text:p>
      <text:p text:style-name="P46"><text:tab/>- ‘next’ pasa a ‘current’ y empieza a ejecutarse.</text:p>
      <text:p text:style-name="P58">Cuando podemos enviar un mensaje</text:p>
      <text:p text:style-name="P72"><text:span text:style-name="T21">En el último mensaje “cart_state” que hayamos recibido deberemos comprobar:</text:span></text:p>
      <text:list text:style-name="L1">
        <text:list-item>
          <text:p text:style-name="P71">cart_status: debería tener uno o una combinación de los valores “ready”, “busy”, “parking” o “loaded” y no debería tener ninguno de los demás.</text:p>
        </text:list-item>
        <text:list-item>
          <text:p text:style-name="P61">Orders: <text:s/></text:p>
          <text:list>
            <text:list-item>
              <text:p text:style-name="P63">use: </text:p>
              <text:list>
                <text:list-item>
                  <text:p text:style-name="P63">alguna de las dos “unused”</text:p>
                </text:list-item>
                <text:list-item>
                  <text:p text:style-name="P63">una “previous” y la otra “current”</text:p>
                </text:list-item>
                <text:list-item>
                  <text:p text:style-name="P65">una “current” y la otra “next”, en este caso comprobar:</text:p>
                  <text:list>
                    <text:list-item>
                      <text:p text:style-name="P65">phase: “transit_done”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p text:style-name="P74">Es imposible que una orden sea “previous” y la otra “next”</text:p>
      <text:h text:style-name="P53" text:outline-level="3"><text:span text:style-name="T6">Transit_phase</text:span>.</text:h>
      <table:table table:name="Taula18" table:style-name="Taula18" table:template-name="Simple Grid Columns">
        <table:table-column table:style-name="Taula18.A"/>
        <table:table-column table:style-name="Taula18.B"/>
        <table:table-column table:style-name="Taula18.C"/>
        <table:table-row>
          <table:table-cell table:style-name="Taula18.A1" office:value-type="string">
            <text:p text:style-name="P17">Nombre</text:p>
          </table:table-cell>
          <table:table-cell table:style-name="Taula18.B1" office:value-type="string">
            <text:p text:style-name="P17">Valor</text:p>
          </table:table-cell>
          <table:table-cell table:style-name="Taula18.A1" office:value-type="string">
            <text:p text:style-name="P10">Descripción</text:p>
          </table:table-cell>
        </table:table-row>
        <table:table-row>
          <table:table-cell table:style-name="Taula18.A2" office:value-type="string">
            <text:p text:style-name="P22">none</text:p>
          </table:table-cell>
          <table:table-cell table:style-name="Taula18.B2" office:value-type="float" office:value="0">
            <text:p text:style-name="P17">0</text:p>
          </table:table-cell>
          <table:table-cell table:style-name="Taula18.A2" office:value-type="string">
            <text:p text:style-name="P17">El tránsito no está en uso <text:span text:style-name="T6">o no se está ejecutando.</text:span></text:p>
          </table:table-cell>
        </table:table-row>
        <table:table-row>
          <table:table-cell table:style-name="Taula18.A2" office:value-type="string">
            <text:p text:style-name="P22">go_transit</text:p>
          </table:table-cell>
          <table:table-cell table:style-name="Taula18.B2" office:value-type="float" office:value="1">
            <text:p text:style-name="P17">1</text:p>
          </table:table-cell>
          <table:table-cell table:style-name="Taula18.A2" office:value-type="string">
            <text:p text:style-name="P17">El <text:span text:style-name="T6">carro se dirige a la estación o el nodo de destino.</text:span></text:p>
          </table:table-cell>
        </table:table-row>
        <table:table-row table:style-name="Taula18.4">
          <table:table-cell table:style-name="Taula18.A2" office:value-type="string">
            <text:p text:style-name="P22">transiting</text:p>
          </table:table-cell>
          <table:table-cell table:style-name="Taula18.B2" office:value-type="float" office:value="2">
            <text:p text:style-name="P17">2</text:p>
          </table:table-cell>
          <table:table-cell table:style-name="Taula18.A2" office:value-type="string">
            <text:p text:style-name="P22">El carro está efectuando el tránsito (load, transit, unload).</text:p>
          </table:table-cell>
        </table:table-row>
        <table:table-row table:style-name="Taula18.4">
          <table:table-cell table:style-name="Taula18.A5" office:value-type="string">
            <text:p text:style-name="P22">transit_done</text:p>
          </table:table-cell>
          <table:table-cell table:style-name="Taula18.B5" office:value-type="float" office:value="3">
            <text:p text:style-name="P17">3</text:p>
          </table:table-cell>
          <table:table-cell table:style-name="Taula18.C5" office:value-type="string">
            <text:p text:style-name="P22">El tránsito ha terminado.</text:p>
          </table:table-cell>
        </table:table-row>
      </table:table>
      <text:h text:style-name="P53" text:outline-level="3"><text:span text:style-name="T6">Cart_status</text:span>.</text:h>
      <text:p text:style-name="P46"><text:span text:style-name="T12">O</text:span> binario de los siguientes valores. <text:span text:style-name="T12">Aquí en</text:span> hexa, <text:span text:style-name="T12">pero en el mensaje se codifican en decimal.</text:span></text:p>
      <table:table table:name="Taula19" table:style-name="Taula19" table:template-name="Simple Grid Columns">
        <table:table-column table:style-name="Taula19.A"/>
        <table:table-column table:style-name="Taula19.B"/>
        <table:table-column table:style-name="Taula19.C"/>
        <table:table-column table:style-name="Taula19.D"/>
        <table:table-row table:style-name="Taula19.1">
          <table:table-cell table:style-name="Taula19.A1" office:value-type="string">
            <text:p text:style-name="P17">Nombre</text:p>
          </table:table-cell>
          <table:table-cell table:style-name="Taula19.B1" office:value-type="string">
            <text:p text:style-name="P17">Valor</text:p>
          </table:table-cell>
          <table:table-cell table:style-name="Taula19.B1" office:value-type="string">
            <text:p text:style-name="P34">Decimal</text:p>
          </table:table-cell>
          <table:table-cell table:style-name="Taula19.A1" office:value-type="string">
            <text:p text:style-name="P10">Descripción</text:p>
          </table:table-cell>
        </table:table-row>
        <table:table-row>
          <table:table-cell table:style-name="Taula19.A2" office:value-type="string">
            <text:p text:style-name="P22">none</text:p>
          </table:table-cell>
          <table:table-cell table:style-name="Taula19.B2" office:value-type="string">
            <text:p text:style-name="P17"><text:span text:style-name="T6">x0000</text:span>0</text:p>
          </table:table-cell>
          <table:table-cell table:style-name="Taula19.C2" office:value-type="float" office:value="0">
            <text:p text:style-name="P35">0</text:p>
          </table:table-cell>
          <table:table-cell table:style-name="Taula19.A2" office:value-type="string">
            <text:p text:style-name="P22">Ningún bit activo.</text:p>
          </table:table-cell>
        </table:table-row>
        <table:table-row>
          <table:table-cell table:style-name="Taula19.A2" office:value-type="string">
            <text:p text:style-name="P22">cart_error</text:p>
          </table:table-cell>
          <table:table-cell table:style-name="Taula19.B2" office:value-type="string">
            <text:p text:style-name="P22">0x0001</text:p>
          </table:table-cell>
          <table:table-cell table:style-name="Taula19.C3" office:value-type="string">
            <text:p text:style-name="P35">1</text:p>
            <text:p text:style-name="P21"/>
          </table:table-cell>
          <table:table-cell table:style-name="Taula19.A2" office:value-type="string">
            <text:p text:style-name="P17">El <text:span text:style-name="T6">carro no puede ser usado. Se requiere intervención manual.</text:span></text:p>
          </table:table-cell>
        </table:table-row>
        <table:table-row table:style-name="Taula19.1">
          <table:table-cell table:style-name="Taula19.A2" office:value-type="string">
            <text:p text:style-name="P22">hook_error</text:p>
          </table:table-cell>
          <table:table-cell table:style-name="Taula19.B2" office:value-type="string">
            <text:p text:style-name="P22">0x0002</text:p>
          </table:table-cell>
          <table:table-cell table:style-name="Taula19.C2" office:value-type="float" office:value="2">
            <text:p text:style-name="P35">2</text:p>
          </table:table-cell>
          <table:table-cell table:style-name="Taula19.A2" office:value-type="string">
            <text:p text:style-name="P22">Idem referido al hook.</text:p>
          </table:table-cell>
        </table:table-row>
        <table:table-row table:style-name="Taula19.1">
          <table:table-cell table:style-name="Taula19.A2" office:value-type="string">
            <text:p text:style-name="P22">warning</text:p>
          </table:table-cell>
          <table:table-cell table:style-name="Taula19.B2" office:value-type="string">
            <text:p text:style-name="P22">0x0004</text:p>
          </table:table-cell>
          <table:table-cell table:style-name="Taula19.C2" office:value-type="float" office:value="4">
            <text:p text:style-name="P35">4</text:p>
          </table:table-cell>
          <table:table-cell table:style-name="Taula19.A2" office:value-type="string">
            <text:p text:style-name="P22">Problema transitorio (pulsador de paro, seta de emergencia, etc.). Cuando se restablezca continuará <text:soft-page-break/>funcionando normalmente.</text:p>
          </table:table-cell>
        </table:table-row>
        <table:table-row table:style-name="Taula19.1">
          <table:table-cell table:style-name="Taula19.A2" office:value-type="string">
            <text:p text:style-name="P22">paused</text:p>
          </table:table-cell>
          <table:table-cell table:style-name="Taula19.B2" office:value-type="string">
            <text:p text:style-name="P22">0x0008</text:p>
          </table:table-cell>
          <table:table-cell table:style-name="Taula19.C2" office:value-type="float" office:value="8">
            <text:p text:style-name="P35">8</text:p>
          </table:table-cell>
          <table:table-cell table:style-name="Taula19.A2" office:value-type="string">
            <text:p text:style-name="P22">Movimiento pausado desde el gateway. Cuando se reactive continuará normalmente.</text:p>
          </table:table-cell>
        </table:table-row>
        <table:table-row table:style-name="Taula19.1">
          <table:table-cell table:style-name="Taula19.A2" office:value-type="string">
            <text:p text:style-name="P22">manual_mode</text:p>
          </table:table-cell>
          <table:table-cell table:style-name="Taula19.B2" office:value-type="string">
            <text:p text:style-name="P22">0x0010</text:p>
          </table:table-cell>
          <table:table-cell table:style-name="Taula19.C2" office:value-type="float" office:value="16">
            <text:p text:style-name="P35">16</text:p>
          </table:table-cell>
          <table:table-cell table:style-name="Taula19.A2" office:value-type="string">
            <text:p text:style-name="P22">Movimiento manual controlado desde el gateway.</text:p>
          </table:table-cell>
        </table:table-row>
        <table:table-row table:style-name="Taula19.1">
          <table:table-cell table:style-name="Taula19.A2" office:value-type="string">
            <text:p text:style-name="P22">maintenance</text:p>
          </table:table-cell>
          <table:table-cell table:style-name="Taula19.B2" office:value-type="string">
            <text:p text:style-name="P22">0x0020</text:p>
          </table:table-cell>
          <table:table-cell table:style-name="Taula19.C2" office:value-type="float" office:value="32">
            <text:p text:style-name="P35">32</text:p>
          </table:table-cell>
          <table:table-cell table:style-name="Taula19.A2" office:value-type="string">
            <text:p text:style-name="P22">El carro no acepta nuevos tránsitos. Si no hay otra condición que lo impida continuará sirviendo el/los tránsito(s) que tiene asignado(s).</text:p>
          </table:table-cell>
        </table:table-row>
        <table:table-row table:style-name="Taula19.1">
          <table:table-cell table:style-name="Taula19.A2" office:value-type="string">
            <text:p text:style-name="P22">busy</text:p>
          </table:table-cell>
          <table:table-cell table:style-name="Taula19.B2" office:value-type="string">
            <text:p text:style-name="P22">0x0040</text:p>
          </table:table-cell>
          <table:table-cell table:style-name="Taula19.C2" office:value-type="float" office:value="64">
            <text:p text:style-name="P35">64</text:p>
          </table:table-cell>
          <table:table-cell table:style-name="Taula19.A2" office:value-type="string">
            <text:p text:style-name="P22">Se está sirviendo un tránsito.</text:p>
          </table:table-cell>
        </table:table-row>
        <table:table-row table:style-name="Taula19.1">
          <table:table-cell table:style-name="Taula19.A2" office:value-type="string">
            <text:p text:style-name="P22">ready</text:p>
          </table:table-cell>
          <table:table-cell table:style-name="Taula19.B2" office:value-type="string">
            <text:p text:style-name="P22">0x0080</text:p>
          </table:table-cell>
          <table:table-cell table:style-name="Taula19.C2" office:value-type="float" office:value="128">
            <text:p text:style-name="P35">128</text:p>
          </table:table-cell>
          <table:table-cell table:style-name="Taula19.A2" office:value-type="string">
            <text:p text:style-name="P22">El carro puede aceptar un nuevo tránsito. La combinación busy+ready es posible: indica que puede aceptar un nuevo tránsito para ser ejecutado después del actual.</text:p>
          </table:table-cell>
        </table:table-row>
        <table:table-row table:style-name="Taula19.1">
          <table:table-cell table:style-name="Taula19.A2" office:value-type="string">
            <text:p text:style-name="P22">parking</text:p>
          </table:table-cell>
          <table:table-cell table:style-name="Taula19.B2" office:value-type="string">
            <text:p text:style-name="P22">0x0100</text:p>
          </table:table-cell>
          <table:table-cell table:style-name="Taula19.C2" office:value-type="float" office:value="256">
            <text:p text:style-name="P35">256</text:p>
          </table:table-cell>
          <table:table-cell table:style-name="Taula19.A2" office:value-type="string">
            <text:p text:style-name="P22">El carro está en un zona de parking.</text:p>
          </table:table-cell>
        </table:table-row>
        <table:table-row table:style-name="Taula19.1">
          <table:table-cell table:style-name="Taula19.A2" office:value-type="string">
            <text:p text:style-name="P22">loaded</text:p>
          </table:table-cell>
          <table:table-cell table:style-name="Taula19.B2" office:value-type="string">
            <text:p text:style-name="P22">0x0200</text:p>
          </table:table-cell>
          <table:table-cell table:style-name="Taula19.C2" office:value-type="float" office:value="512">
            <text:p text:style-name="P35">512</text:p>
          </table:table-cell>
          <table:table-cell table:style-name="Taula19.A2" office:value-type="string">
            <text:p text:style-name="P22">Hay carga en el hook. Si el hook no puede detectar la presencia de carga es una suposición basada en el último tránsito.</text:p>
          </table:table-cell>
        </table:table-row>
        <table:table-row table:style-name="Taula19.1">
          <table:table-cell table:style-name="Taula19.A2" office:value-type="string">
            <text:p text:style-name="P22">house_keeping</text:p>
          </table:table-cell>
          <table:table-cell table:style-name="Taula19.B2" office:value-type="string">
            <text:p text:style-name="P22">0x0400</text:p>
          </table:table-cell>
          <table:table-cell table:style-name="Taula19.C2" office:value-type="float" office:value="1024">
            <text:p text:style-name="P35">1024</text:p>
          </table:table-cell>
          <table:table-cell table:style-name="Taula19.A2" office:value-type="string">
            <text:p text:style-name="P22">El carro está indisponible temporalmente. Desencadenado por un comando de ‘idle_processing’ o equivalente desde el gateway.</text:p>
          </table:table-cell>
        </table:table-row>
        <table:table-row table:style-name="Taula19.1">
          <table:table-cell table:style-name="Taula19.A14" office:value-type="string">
            <text:p text:style-name="P22">shutdown_ready</text:p>
          </table:table-cell>
          <table:table-cell table:style-name="Taula19.B14" office:value-type="string">
            <text:p text:style-name="P22">0x0800</text:p>
          </table:table-cell>
          <table:table-cell table:style-name="Taula19.C14" office:value-type="float" office:value="2048">
            <text:p text:style-name="P35">2048</text:p>
          </table:table-cell>
          <table:table-cell table:style-name="Taula19.D14" office:value-type="string">
            <text:p text:style-name="P22">Durante el apagado del circuito, el gateway envía una orden a todos los carros y espera a que tengan este estado antes de dar conformidad al apagado.</text:p>
          </table:table-cell>
        </table:table-row>
      </table:table>
      <text:h text:style-name="P54" text:outline-level="3"><text:span text:style-name="T7">Cart</text:span><text:span text:style-name="T6">_phase</text:span>.</text:h>
      <table:table table:name="Taula20" table:style-name="Taula20" table:template-name="Simple Grid Columns">
        <table:table-column table:style-name="Taula20.A"/>
        <table:table-column table:style-name="Taula20.B"/>
        <table:table-column table:style-name="Taula20.C"/>
        <table:table-row>
          <table:table-cell table:style-name="Taula20.A1" office:value-type="string">
            <text:p text:style-name="P18">Nombre</text:p>
          </table:table-cell>
          <table:table-cell table:style-name="Taula20.B1" office:value-type="string">
            <text:p text:style-name="P18">Valor</text:p>
          </table:table-cell>
          <table:table-cell table:style-name="Taula20.A1" office:value-type="string">
            <text:p text:style-name="P11">Descripción</text:p>
          </table:table-cell>
        </table:table-row>
        <table:table-row>
          <table:table-cell table:style-name="Taula20.A2" office:value-type="string">
            <text:p text:style-name="P23">none</text:p>
          </table:table-cell>
          <table:table-cell table:style-name="Taula20.B2" office:value-type="float" office:value="0">
            <text:p text:style-name="P18">0</text:p>
          </table:table-cell>
          <table:table-cell table:style-name="Taula20.A2" office:value-type="string">
            <text:p text:style-name="P25">Ningún tránsito en curso.</text:p>
          </table:table-cell>
        </table:table-row>
        <table:table-row>
          <table:table-cell table:style-name="Taula20.A2" office:value-type="string">
            <text:p text:style-name="P23">go_<text:span text:style-name="T7">load</text:span></text:p>
          </table:table-cell>
          <table:table-cell table:style-name="Taula20.B2" office:value-type="float" office:value="1">
            <text:p text:style-name="P18">1</text:p>
          </table:table-cell>
          <table:table-cell table:style-name="Taula20.A2" office:value-type="string">
            <text:p text:style-name="P18">El <text:span text:style-name="T6">carro se dirige a la estación </text:span><text:span text:style-name="T7">de carga.</text:span></text:p>
          </table:table-cell>
        </table:table-row>
        <table:table-row table:style-name="Taula20.4">
          <table:table-cell table:style-name="Taula20.A2" office:value-type="string">
            <text:p text:style-name="P25">loading</text:p>
          </table:table-cell>
          <table:table-cell table:style-name="Taula20.B2" office:value-type="float" office:value="2">
            <text:p text:style-name="P18">2</text:p>
          </table:table-cell>
          <table:table-cell table:style-name="Taula20.A2" office:value-type="string">
            <text:p text:style-name="P23">El carro está <text:span text:style-name="T7">cargando.</text:span></text:p>
          </table:table-cell>
        </table:table-row>
        <table:table-row table:style-name="Taula20.4">
          <table:table-cell table:style-name="Taula20.A2" office:value-type="string">
            <text:p text:style-name="P25">go_transit</text:p>
          </table:table-cell>
          <table:table-cell table:style-name="Taula20.B2" office:value-type="float" office:value="3">
            <text:p text:style-name="P25">3</text:p>
          </table:table-cell>
          <table:table-cell table:style-name="Taula20.A2" office:value-type="string">
            <text:p text:style-name="P25">El carro se dirige la la estación de tránsito.</text:p>
          </table:table-cell>
        </table:table-row>
        <table:table-row table:style-name="Taula20.4">
          <table:table-cell table:style-name="Taula20.A2" office:value-type="string">
            <text:p text:style-name="P25">transiting</text:p>
          </table:table-cell>
          <table:table-cell table:style-name="Taula20.B2" office:value-type="float" office:value="4">
            <text:p text:style-name="P25">4</text:p>
          </table:table-cell>
          <table:table-cell table:style-name="Taula20.A2" office:value-type="string">
            <text:p text:style-name="P25">El carro está efectuando el tránsito.</text:p>
          </table:table-cell>
        </table:table-row>
        <table:table-row table:style-name="Taula20.4">
          <table:table-cell table:style-name="Taula20.A2" office:value-type="string">
            <text:p text:style-name="P23">transit_done</text:p>
          </table:table-cell>
          <table:table-cell table:style-name="Taula20.B2" office:value-type="float" office:value="5">
            <text:p text:style-name="P25">5</text:p>
          </table:table-cell>
          <table:table-cell table:style-name="Taula20.A2" office:value-type="string">
            <text:p text:style-name="P23">El tránsito <text:span text:style-name="T7">(de cualquier tipo) </text:span>ha terminado.</text:p>
          </table:table-cell>
        </table:table-row>
        <table:table-row table:style-name="Taula20.4">
          <table:table-cell table:style-name="Taula20.A2" office:value-type="string">
            <text:p text:style-name="P25">go_unload</text:p>
          </table:table-cell>
          <table:table-cell table:style-name="Taula20.B2" office:value-type="float" office:value="6">
            <text:p text:style-name="P25">6</text:p>
          </table:table-cell>
          <table:table-cell table:style-name="Taula20.A2" office:value-type="string">
            <text:p text:style-name="P25">El carro se dirige a la estación de descarga.</text:p>
          </table:table-cell>
        </table:table-row>
        <table:table-row table:style-name="Taula20.4">
          <table:table-cell table:style-name="Taula20.A2" office:value-type="string">
            <text:p text:style-name="P25">unloading</text:p>
          </table:table-cell>
          <table:table-cell table:style-name="Taula20.B2" office:value-type="float" office:value="7">
            <text:p text:style-name="P25">7</text:p>
          </table:table-cell>
          <table:table-cell table:style-name="Taula20.A2" office:value-type="string">
            <text:p text:style-name="P25">El carro está descargando.</text:p>
          </table:table-cell>
        </table:table-row>
        <table:table-row table:style-name="Taula20.4">
          <table:table-cell table:style-name="Taula20.A2" office:value-type="string">
            <text:p text:style-name="P25">go_parking</text:p>
          </table:table-cell>
          <table:table-cell table:style-name="Taula20.B2" office:value-type="float" office:value="8">
            <text:p text:style-name="P25">8</text:p>
          </table:table-cell>
          <table:table-cell table:style-name="Taula20.A2" office:value-type="string">
            <text:p text:style-name="P25">El carro se dirige al parking solicitado.</text:p>
          </table:table-cell>
        </table:table-row>
        <table:table-row table:style-name="Taula20.4">
          <table:table-cell table:style-name="Taula20.A11" office:value-type="string">
            <text:p text:style-name="P25">go_node</text:p>
          </table:table-cell>
          <table:table-cell table:style-name="Taula20.B11" office:value-type="float" office:value="9">
            <text:p text:style-name="P25">9</text:p>
          </table:table-cell>
          <table:table-cell table:style-name="Taula20.C11" office:value-type="string">
            <text:p text:style-name="P25">El carro se dirige al nodo solicitado.</text:p>
          </table:table-cell>
        </table:table-row>
      </table:table>
      <text:h text:style-name="P54" text:outline-level="3"/>
      <text:h text:style-name="P54" text:outline-level="3"><text:span text:style-name="T7">Order_type</text:span>.</text:h>
      <text:p text:style-name="P48">Ver Order_type en “Tipos de Mensajes”.</text:p>
      <text:h text:style-name="P55" text:outline-level="3"><text:span text:style-name="T6">C</text:span><text:span text:style-name="T12">ircuit_check</text:span>.</text:h>
      <text:p text:style-name="P47"><text:span text:style-name="T12">O</text:span> binario de los siguientes valores. <text:span text:style-name="T12">Aquí en</text:span> hexa, <text:span text:style-name="T12">pero en el mensaje se codifican en decimal.</text:span></text:p>
      <table:table table:name="Taula21" table:style-name="Taula21" table:template-name="Simple Grid Columns">
        <table:table-column table:style-name="Taula21.A"/>
        <table:table-column table:style-name="Taula21.B"/>
        <table:table-column table:style-name="Taula21.C"/>
        <table:table-row>
          <table:table-cell table:style-name="Taula21.A1" office:value-type="string">
            <text:p text:style-name="P19">Nombre</text:p>
          </table:table-cell>
          <table:table-cell table:style-name="Taula21.B1" office:value-type="string">
            <text:p text:style-name="P19">Valor</text:p>
          </table:table-cell>
          <table:table-cell table:style-name="Taula21.A1" office:value-type="string">
            <text:p text:style-name="P12">Descripción</text:p>
          </table:table-cell>
        </table:table-row>
        <table:table-row>
          <table:table-cell table:style-name="Taula21.A2" office:value-type="string">
            <text:p text:style-name="P28">ok</text:p>
          </table:table-cell>
          <table:table-cell table:style-name="Taula21.B2" office:value-type="string">
            <text:p text:style-name="P19"><text:span text:style-name="T12">0x</text:span><text:span text:style-name="T6">000</text:span>0<text:span text:style-name="T12">00</text:span></text:p>
          </table:table-cell>
          <table:table-cell table:style-name="Taula21.A2" office:value-type="string">
            <text:p text:style-name="P24">Ning<text:span text:style-name="T12">una comprobación ha fallado.</text:span></text:p>
          </table:table-cell>
        </table:table-row>
        <table:table-row>
          <table:table-cell table:style-name="Taula21.A2" office:value-type="string">
            <text:p text:style-name="P24">cart_<text:span text:style-name="T12">lost</text:span></text:p>
          </table:table-cell>
          <table:table-cell table:style-name="Taula21.B2" office:value-type="string">
            <text:p text:style-name="P24">0x000<text:span text:style-name="T12">00</text:span>1</text:p>
          </table:table-cell>
          <table:table-cell table:style-name="Taula21.A2" office:value-type="string">
            <text:p text:style-name="P28">No hay comunicación con algún carro.</text:p>
          </table:table-cell>
        </table:table-row>
        <table:table-row table:style-name="Taula21.4">
          <table:table-cell table:style-name="Taula21.A2" office:value-type="string">
            <text:p text:style-name="P28">cart_wrong_platform_version</text:p>
          </table:table-cell>
          <table:table-cell table:style-name="Taula21.B2" office:value-type="string">
            <text:p text:style-name="P24">0x000<text:span text:style-name="T12">00</text:span>2</text:p>
          </table:table-cell>
          <table:table-cell table:style-name="Taula21.A2" office:value-type="string">
            <text:p text:style-name="P28">Carro(s) no actualizado(s). Imagen S.O.</text:p>
          </table:table-cell>
        </table:table-row>
        <table:table-row table:style-name="Taula21.4">
          <table:table-cell table:style-name="Taula21.A2" office:value-type="string">
            <text:p text:style-name="P28">cart_wrong_program_version</text:p>
          </table:table-cell>
          <table:table-cell table:style-name="Taula21.B2" office:value-type="string">
            <text:p text:style-name="P28">0x000004</text:p>
          </table:table-cell>
          <table:table-cell table:style-name="Taula21.A2" office:value-type="string">
            <text:p text:style-name="P28">Carro(s) no actualizado(s). Programa</text:p>
          </table:table-cell>
        </table:table-row>
        <text:soft-page-break/>
        <table:table-row table:style-name="Taula21.4">
          <table:table-cell table:style-name="Taula21.A2" office:value-type="string">
            <text:p text:style-name="P28">cart_wrong_firmware_version</text:p>
          </table:table-cell>
          <table:table-cell table:style-name="Taula21.B2" office:value-type="string">
            <text:p text:style-name="P24">0x000<text:span text:style-name="T12">008</text:span></text:p>
          </table:table-cell>
          <table:table-cell table:style-name="Taula21.A2" office:value-type="string">
            <text:p text:style-name="P28">Carro(s) no actualizado(s). Firmware.</text:p>
          </table:table-cell>
        </table:table-row>
        <table:table-row table:style-name="Taula21.4">
          <table:table-cell table:style-name="Taula21.A2" office:value-type="string">
            <text:p text:style-name="P28">cart_wrong_map</text:p>
          </table:table-cell>
          <table:table-cell table:style-name="Taula21.B2" office:value-type="string">
            <text:p text:style-name="P24">0x000<text:span text:style-name="T12">010</text:span></text:p>
          </table:table-cell>
          <table:table-cell table:style-name="Taula21.A2" office:value-type="string">
            <text:p text:style-name="P28">Carro(s) no actualizado(s). Mapa.</text:p>
          </table:table-cell>
        </table:table-row>
        <table:table-row table:style-name="Taula21.4">
          <table:table-cell table:style-name="Taula21.A2" office:value-type="string">
            <text:p text:style-name="P28">emergency_armed</text:p>
          </table:table-cell>
          <table:table-cell table:style-name="Taula21.B2" office:value-type="string">
            <text:p text:style-name="P24">0x00<text:span text:style-name="T12">002</text:span>0</text:p>
          </table:table-cell>
          <table:table-cell table:style-name="Taula21.A2" office:value-type="string">
            <text:p text:style-name="P28">Seta de emergencia.</text:p>
          </table:table-cell>
        </table:table-row>
        <table:table-row table:style-name="Taula21.4">
          <table:table-cell table:style-name="Taula21.A2" office:value-type="string">
            <text:p text:style-name="P28">door_opening</text:p>
          </table:table-cell>
          <table:table-cell table:style-name="Taula21.B2" office:value-type="string">
            <text:p text:style-name="P24">0x00<text:span text:style-name="T12">004</text:span>0</text:p>
          </table:table-cell>
          <table:table-cell table:style-name="Taula21.A2" office:value-type="string">
            <text:p text:style-name="P28">Puerta del circuito va a ser abierta.</text:p>
          </table:table-cell>
        </table:table-row>
        <table:table-row table:style-name="Taula21.4">
          <table:table-cell table:style-name="Taula21.A2" office:value-type="string">
            <text:p text:style-name="P28">all_carts_no_power_frozen</text:p>
          </table:table-cell>
          <table:table-cell table:style-name="Taula21.B2" office:value-type="string">
            <text:p text:style-name="P24">0x0<text:span text:style-name="T12">00</text:span>0<text:span text:style-name="T12">8</text:span>0</text:p>
          </table:table-cell>
          <table:table-cell table:style-name="Taula21.A2" office:value-type="string">
            <text:p text:style-name="P28">Necesario para modo no_power_frozen.</text:p>
          </table:table-cell>
        </table:table-row>
        <table:table-row table:style-name="Taula21.4">
          <table:table-cell table:style-name="Taula21.A2" office:value-type="string">
            <text:p text:style-name="P28">cart_emergency</text:p>
          </table:table-cell>
          <table:table-cell table:style-name="Taula21.B2" office:value-type="string">
            <text:p text:style-name="P24">0x0<text:span text:style-name="T12">0010</text:span>0</text:p>
          </table:table-cell>
          <table:table-cell table:style-name="Taula21.A2" office:value-type="string">
            <text:p text:style-name="P28">Carro(s) en emergencia.</text:p>
          </table:table-cell>
        </table:table-row>
        <table:table-row table:style-name="Taula21.4">
          <table:table-cell table:style-name="Taula21.A2" office:value-type="string">
            <text:p text:style-name="P28">cart_unlocated</text:p>
          </table:table-cell>
          <table:table-cell table:style-name="Taula21.B2" office:value-type="string">
            <text:p text:style-name="P24">0x<text:span text:style-name="T12">00</text:span>0<text:span text:style-name="T12">2</text:span>00</text:p>
          </table:table-cell>
          <table:table-cell table:style-name="Taula21.A2" office:value-type="string">
            <text:p text:style-name="P28">Carro(s) deslocalizados.</text:p>
          </table:table-cell>
        </table:table-row>
        <table:table-row table:style-name="Taula21.4">
          <table:table-cell table:style-name="Taula21.A2" office:value-type="string">
            <text:p text:style-name="P28">cart_traffic_check_failed</text:p>
          </table:table-cell>
          <table:table-cell table:style-name="Taula21.B2" office:value-type="string">
            <text:p text:style-name="P24">0x0<text:span text:style-name="T12">004</text:span>00</text:p>
          </table:table-cell>
          <table:table-cell table:style-name="Taula21.A2" office:value-type="string">
            <text:p text:style-name="P28">Algún carro no comunica para control de tráfico.</text:p>
          </table:table-cell>
        </table:table-row>
        <table:table-row table:style-name="Taula21.4">
          <table:table-cell table:style-name="Taula21.A2" office:value-type="string">
            <text:p text:style-name="P28">door_open</text:p>
          </table:table-cell>
          <table:table-cell table:style-name="Taula21.B2" office:value-type="string">
            <text:p text:style-name="P24">0x<text:span text:style-name="T12">00</text:span>0<text:span text:style-name="T12">8</text:span>00</text:p>
          </table:table-cell>
          <table:table-cell table:style-name="Taula21.A2" office:value-type="string">
            <text:p text:style-name="P28">Puerta(s) abierta(s)</text:p>
          </table:table-cell>
        </table:table-row>
        <table:table-row table:style-name="Taula21.4">
          <table:table-cell table:style-name="Taula21.A2" office:value-type="string">
            <text:p text:style-name="P28">transport_interrupted</text:p>
          </table:table-cell>
          <table:table-cell table:style-name="Taula21.B2" office:value-type="string">
            <text:p text:style-name="P24">0x<text:span text:style-name="T12">0010</text:span>00</text:p>
          </table:table-cell>
          <table:table-cell table:style-name="Taula21.A2" office:value-type="string">
            <text:p text:style-name="P28">Un transporte asignado a un carro no está presente en el carro indicado.</text:p>
          </table:table-cell>
        </table:table-row>
        <table:table-row table:style-name="Taula21.4">
          <table:table-cell table:style-name="Taula21.A2" office:value-type="string">
            <text:p text:style-name="P28">overvoltage</text:p>
          </table:table-cell>
          <table:table-cell table:style-name="Taula21.B2" office:value-type="string">
            <text:p text:style-name="P24">0x<text:span text:style-name="T12">0020</text:span>00</text:p>
          </table:table-cell>
          <table:table-cell table:style-name="Taula21.A2" office:value-type="string">
            <text:p text:style-name="P28">Voltaje sobrepasa el límite.</text:p>
          </table:table-cell>
        </table:table-row>
        <table:table-row table:style-name="Taula21.4">
          <table:table-cell table:style-name="Taula21.A2" office:value-type="string">
            <text:p text:style-name="P28">undervoltage</text:p>
          </table:table-cell>
          <table:table-cell table:style-name="Taula21.B2" office:value-type="string">
            <text:p text:style-name="P24">0x<text:span text:style-name="T12">0040</text:span>00</text:p>
          </table:table-cell>
          <table:table-cell table:style-name="Taula21.A2" office:value-type="string">
            <text:p text:style-name="P28">Voltaje no alcanza el mínimo.</text:p>
          </table:table-cell>
        </table:table-row>
        <table:table-row table:style-name="Taula21.4">
          <table:table-cell table:style-name="Taula21.A2" office:value-type="string">
            <text:p text:style-name="P28">overcurrent</text:p>
          </table:table-cell>
          <table:table-cell table:style-name="Taula21.B2" office:value-type="string">
            <text:p text:style-name="P24">0x<text:span text:style-name="T12">0080</text:span>00</text:p>
          </table:table-cell>
          <table:table-cell table:style-name="Taula21.A2" office:value-type="string">
            <text:p text:style-name="P28">Amperaje supera el límite.</text:p>
          </table:table-cell>
        </table:table-row>
        <table:table-row table:style-name="Taula21.4">
          <table:table-cell table:style-name="Taula21.A2" office:value-type="string">
            <text:p text:style-name="P28">cart_wrong_powerboard_version</text:p>
          </table:table-cell>
          <table:table-cell table:style-name="Taula21.B2" office:value-type="string">
            <text:p text:style-name="P24">0x<text:span text:style-name="T12">0100</text:span>00</text:p>
          </table:table-cell>
          <table:table-cell table:style-name="Taula21.A2" office:value-type="string">
            <text:p text:style-name="P28">Carro(s) no actualizado(s). Firmware de powerboard.</text:p>
          </table:table-cell>
        </table:table-row>
        <table:table-row table:style-name="Taula21.20">
          <table:table-cell table:style-name="Taula21.A2" office:value-type="string">
            <text:p text:style-name="P28">power_supplies_fail</text:p>
          </table:table-cell>
          <table:table-cell table:style-name="Taula21.B2" office:value-type="string">
            <text:p text:style-name="P24">0x<text:span text:style-name="T12">0200</text:span>00</text:p>
          </table:table-cell>
          <table:table-cell table:style-name="Taula21.A2" office:value-type="string">
            <text:p text:style-name="P28">Fallo de fuentes de alimentación.</text:p>
          </table:table-cell>
        </table:table-row>
        <table:table-row table:style-name="Taula21.20">
          <table:table-cell table:style-name="Taula21.A2" office:value-type="string">
            <text:p text:style-name="P28">battery_fault</text:p>
          </table:table-cell>
          <table:table-cell table:style-name="Taula21.B2" office:value-type="string">
            <text:p text:style-name="P24">0x<text:span text:style-name="T12">0400</text:span>00</text:p>
          </table:table-cell>
          <table:table-cell table:style-name="Taula21.A2" office:value-type="string">
            <text:p text:style-name="P28">Fallo de batería del circuito.</text:p>
          </table:table-cell>
        </table:table-row>
        <table:table-row table:style-name="Taula21.20">
          <table:table-cell table:style-name="Taula21.A2" office:value-type="string">
            <text:p text:style-name="P28">shutting_down</text:p>
          </table:table-cell>
          <table:table-cell table:style-name="Taula21.B2" office:value-type="string">
            <text:p text:style-name="P24">0x<text:span text:style-name="T12">0800</text:span>00</text:p>
          </table:table-cell>
          <table:table-cell table:style-name="Taula21.A2" office:value-type="string">
            <text:p text:style-name="P28">Apagando el sistema.</text:p>
          </table:table-cell>
        </table:table-row>
        <table:table-row table:style-name="Taula21.20">
          <table:table-cell table:style-name="Taula21.A2" office:value-type="string">
            <text:p text:style-name="P28">circuit_breaker_48v</text:p>
          </table:table-cell>
          <table:table-cell table:style-name="Taula21.B2" office:value-type="string">
            <text:p text:style-name="P24">0x<text:span text:style-name="T12">1000</text:span>00</text:p>
          </table:table-cell>
          <table:table-cell table:style-name="Taula21.A2" office:value-type="string">
            <text:p text:style-name="P28">Error de alimentación a 48V.</text:p>
          </table:table-cell>
        </table:table-row>
        <table:table-row table:style-name="Taula21.20">
          <table:table-cell table:style-name="Taula21.A24" office:value-type="string">
            <text:p text:style-name="P28">all_carts_shutdown_ready</text:p>
          </table:table-cell>
          <table:table-cell table:style-name="Taula21.B24" office:value-type="string">
            <text:p text:style-name="P24">0x<text:span text:style-name="T12">2000</text:span>00</text:p>
          </table:table-cell>
          <table:table-cell table:style-name="Taula21.A24" office:value-type="string">
            <text:p text:style-name="P28">Carros listos para el apagado.</text:p>
          </table:table-cell>
        </table:table-row>
      </table:table>
      <text:h text:style-name="P56" text:outline-level="3"><text:span text:style-name="T7">C</text:span><text:span text:style-name="T13">ircuit_mode</text:span>.</text:h>
      <table:table table:name="Taula22" table:style-name="Taula22" table:template-name="Simple Grid Columns">
        <table:table-column table:style-name="Taula22.A"/>
        <table:table-column table:style-name="Taula22.B"/>
        <table:table-column table:style-name="Taula22.C"/>
        <table:table-row>
          <table:table-cell table:style-name="Taula22.A1" office:value-type="string">
            <text:p text:style-name="P20">Nombre</text:p>
          </table:table-cell>
          <table:table-cell table:style-name="Taula22.B1" office:value-type="string">
            <text:p text:style-name="P20">Valor</text:p>
          </table:table-cell>
          <table:table-cell table:style-name="Taula22.A1" office:value-type="string">
            <text:p text:style-name="P13">Descripción</text:p>
          </table:table-cell>
        </table:table-row>
        <table:table-row>
          <table:table-cell table:style-name="Taula22.A2" office:value-type="string">
            <text:p text:style-name="P29">no_power_freezing</text:p>
          </table:table-cell>
          <table:table-cell table:style-name="Taula22.B2" office:value-type="float" office:value="0">
            <text:p text:style-name="P20">0</text:p>
          </table:table-cell>
          <table:table-cell table:style-name="Taula22.A2" office:value-type="string">
            <text:p text:style-name="P29">Esperando la detención de los carros para ‘no_power_frozen’</text:p>
          </table:table-cell>
        </table:table-row>
        <table:table-row>
          <table:table-cell table:style-name="Taula22.A2" office:value-type="string">
            <text:p text:style-name="P29">no_power_frozen</text:p>
          </table:table-cell>
          <table:table-cell table:style-name="Taula22.B2" office:value-type="float" office:value="1">
            <text:p text:style-name="P20">1</text:p>
          </table:table-cell>
          <table:table-cell table:style-name="Taula22.A2" office:value-type="string">
            <text:p text:style-name="P29">Carros detenidos. La(s) puerta(s) pueden ser abiertas.</text:p>
          </table:table-cell>
        </table:table-row>
        <table:table-row table:style-name="Taula22.4">
          <table:table-cell table:style-name="Taula22.A2" office:value-type="string">
            <text:p text:style-name="P29">init</text:p>
          </table:table-cell>
          <table:table-cell table:style-name="Taula22.B2" office:value-type="float" office:value="2">
            <text:p text:style-name="P20">2</text:p>
          </table:table-cell>
          <table:table-cell table:style-name="Taula22.A2" office:value-type="string">
            <text:p text:style-name="P29">Condición inicial.</text:p>
          </table:table-cell>
        </table:table-row>
        <table:table-row table:style-name="Taula22.4">
          <table:table-cell table:style-name="Taula22.A2" office:value-type="string">
            <text:p text:style-name="P29">manual</text:p>
          </table:table-cell>
          <table:table-cell table:style-name="Taula22.B2" office:value-type="float" office:value="3">
            <text:p text:style-name="P26">3</text:p>
          </table:table-cell>
          <table:table-cell table:style-name="Taula22.A2" office:value-type="string">
            <text:p text:style-name="P29">Solo control manual de los carros.</text:p>
          </table:table-cell>
        </table:table-row>
        <table:table-row table:style-name="Taula22.4">
          <table:table-cell table:style-name="Taula22.A2" office:value-type="string">
            <text:p text:style-name="P29">semi_automatic</text:p>
          </table:table-cell>
          <table:table-cell table:style-name="Taula22.B2" office:value-type="float" office:value="4">
            <text:p text:style-name="P26">4</text:p>
          </table:table-cell>
          <table:table-cell table:style-name="Taula22.A2" office:value-type="string">
            <text:p text:style-name="P29">No nuevos tránsitos. Los actuales continúan normalmente.</text:p>
          </table:table-cell>
        </table:table-row>
        <table:table-row table:style-name="Taula22.4">
          <table:table-cell table:style-name="Taula22.A2" office:value-type="string">
            <text:p text:style-name="P29">automatic</text:p>
          </table:table-cell>
          <table:table-cell table:style-name="Taula22.B2" office:value-type="float" office:value="5">
            <text:p text:style-name="P26">5</text:p>
          </table:table-cell>
          <table:table-cell table:style-name="Taula22.A2" office:value-type="string">
            <text:p text:style-name="P29">Funcionamiento normal.</text:p>
          </table:table-cell>
        </table:table-row>
        <table:table-row table:style-name="Taula22.4">
          <table:table-cell table:style-name="Taula22.A2" office:value-type="string">
            <text:p text:style-name="P29">shutdown_ready</text:p>
          </table:table-cell>
          <table:table-cell table:style-name="Taula22.B2" office:value-type="float" office:value="6">
            <text:p text:style-name="P29">6</text:p>
          </table:table-cell>
          <table:table-cell table:style-name="Taula22.A2" office:value-type="string">
            <text:p text:style-name="P29">Circuito listo para ser apagado.</text:p>
          </table:table-cell>
        </table:table-row>
        <table:table-row table:style-name="Taula22.4">
          <table:table-cell table:style-name="Taula22.A9" office:value-type="string">
            <text:p text:style-name="P29">shutting_down</text:p>
          </table:table-cell>
          <table:table-cell table:style-name="Taula22.B9" office:value-type="float" office:value="7">
            <text:p text:style-name="P29">7</text:p>
          </table:table-cell>
          <table:table-cell table:style-name="Taula22.C9" office:value-type="string">
            <text:p text:style-name="P26">E<text:span text:style-name="T13">sperando por carros no en shutdown_ready </text:span><text:span text:style-name="T14">antes de apagar</text:span><text:span text:style-name="T13">.</text:span></text:p>
          </table:table-cell>
        </table:table-row>
      </table:table>
      <text:h text:style-name="P57" text:outline-level="3"/>
      <text:p text:style-name="P59"/>
      <text:p text:style-name="P66"/>
      <text:p text:style-name="P6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ca" number:country="ES">
      <number:number number:min-integer-digits="1"/>
    </number:number-style>
    <number:text-style style:name="N10100" number:language="ca" number:country="ES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4:11:48.676461051</meta:creation-date>
    <meta:editing-cycles>28</meta:editing-cycles>
    <meta:editing-duration>P1DT1H36M22S</meta:editing-duration>
    <dc:date>2024-09-19T11:11:33.424943124</dc:date>
    <meta:generator>LibreOffice/24.2.5.2$Linux_X86_64 LibreOffice_project/420$Build-2</meta:generator>
    <meta:document-statistic meta:table-count="26" meta:image-count="0" meta:object-count="0" meta:page-count="10" meta:paragraph-count="761" meta:word-count="2707" meta:character-count="17414" meta:non-whitespace-character-count="15456"/>
  </office:meta>
</office:document-meta>
</file>